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text-position="0% 100%" style:font-name="Times New Roman" fo:font-weight="bold" style:font-weight-asian="bold" style:font-weight-complex="bold"/>
    </style:style>
    <style:style style:name="P2" style:family="paragraph" style:parent-style-name="Standard">
      <style:text-properties style:text-position="0% 100%" style:font-name="Times New Roman" style:text-underline-style="solid" style:text-underline-width="auto" style:text-underline-color="font-color" fo:font-weight="normal" style:font-weight-asian="normal" style:font-weight-complex="normal"/>
    </style:style>
    <style:style style:name="P3" style:family="paragraph" style:parent-style-name="Standard">
      <style:text-properties style:text-position="0% 100%" style:font-name="Times New Roman" style:text-underline-style="solid" style:text-underline-width="auto" style:text-underline-color="font-color" fo:font-weight="bold" style:font-weight-asian="bold" style:font-weight-complex="bold"/>
    </style:style>
    <style:style style:name="P4" style:family="paragraph" style:parent-style-name="Standard">
      <style:text-properties style:text-position="0% 100%" style:font-name="Times New Roman" fo:font-weight="normal" style:font-weight-asian="normal" style:font-weight-complex="normal"/>
    </style:style>
    <style:style style:name="P5" style:family="paragraph" style:parent-style-name="Standard">
      <style:text-properties style:text-position="0% 100%" style:font-name="Times New Roman" style:text-underline-style="none" fo:font-weight="normal" style:font-weight-asian="normal" style:font-weight-complex="normal"/>
    </style:style>
    <style:style style:name="P6" style:family="paragraph" style:parent-style-name="Standard">
      <style:text-properties style:text-position="0% 100%" style:font-name="Times New Roman" style:text-underline-style="none" fo:font-weight="bold" style:font-weight-asian="bold" style:font-weight-complex="bold"/>
    </style:style>
    <style:style style:name="P7" style:family="paragraph" style:parent-style-name="Standard">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style:text-position="0% 100%" style:font-name="Times New Roman" fo:font-style="normal" style:text-underline-style="none" fo:font-weight="bold" style:font-style-asian="normal" style:font-weight-asian="bold" style:font-style-complex="normal" style:font-weight-complex="bold"/>
    </style:style>
    <style:style style:name="P9" style:family="paragraph" style:parent-style-name="Standard">
      <style:text-properties style:text-position="0% 1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P10" style:family="paragraph" style:parent-style-name="Standard">
      <style:text-properties style:text-position="0% 100%"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11" style:family="paragraph" style:parent-style-name="Standard">
      <style:text-properties style:text-position="0% 100%" style:font-name="Courier New" fo:font-style="normal" style:text-underline-style="none" fo:font-weight="normal" style:font-style-asian="normal" style:font-weight-asian="normal" style:font-style-complex="normal" style:font-weight-complex="normal"/>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text-properties style:text-position="sub 58%"/>
    </style:style>
    <style:style style:name="P15" style:family="paragraph" style:parent-style-name="Standard">
      <style:text-properties style:font-name="Courier New" fo:font-weight="bold" style:font-weight-asian="bold" style:font-weight-complex="bold"/>
    </style:style>
    <style:style style:name="P16" style:family="paragraph" style:parent-style-name="Standard">
      <style:paragraph-properties fo:text-align="start" style:justify-single-word="false"/>
      <style:text-properties style:font-name="Courier New" fo:font-weight="normal" style:font-weight-asian="normal" style:font-weight-complex="normal"/>
    </style:style>
    <style:style style:name="P17" style:family="paragraph" style:parent-style-name="Standard">
      <style:text-properties style:font-name="Times New Roman"/>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fo:text-align="start" style:justify-single-word="false"/>
      <style:text-properties style:font-name="Times New Roman" fo:font-weight="normal" style:font-weight-asian="normal" style:font-weight-complex="normal"/>
    </style:style>
    <style:style style:name="P20" style:family="paragraph" style:parent-style-name="Standard">
      <style:paragraph-properties fo:text-align="start" style:justify-single-word="false"/>
      <style:text-properties style:font-name="Times New Roman" fo:font-weight="bold" style:font-weight-asian="bold" style:font-weight-complex="bold"/>
    </style:style>
    <style:style style:name="P21" style:family="paragraph" style:parent-style-name="Standard">
      <style:paragraph-properties fo:text-align="center" style:justify-single-word="false"/>
      <style:text-properties fo:font-weight="normal" style:font-weight-asian="normal" style:font-weight-complex="normal"/>
    </style:style>
    <style:style style:name="P22" style:family="paragraph" style:parent-style-name="Standard">
      <style:paragraph-properties fo:text-align="start" style:justify-single-word="false"/>
      <style:text-properties fo:font-weight="normal" style:font-weight-asian="normal" style:font-weight-complex="normal"/>
    </style:style>
    <style:style style:name="P23" style:family="paragraph" style:parent-style-name="Standard">
      <style:paragraph-properties fo:text-align="center" style:justify-single-word="false" fo:break-before="page"/>
      <style:text-properties fo:font-weight="bold" style:font-weight-asian="bold" style:font-weight-complex="bold"/>
    </style:style>
    <style:style style:name="P24" style:family="paragraph" style:parent-style-name="Table_20_Contents">
      <style:text-properties style:font-name="Times New Roman"/>
    </style:style>
    <style:style style:name="P25" style:family="paragraph" style:parent-style-name="Table_20_Contents">
      <style:paragraph-properties fo:text-align="start" style:justify-single-word="false"/>
      <style:text-properties style:font-name="Times New Roman"/>
    </style:style>
    <style:style style:name="P26" style:family="paragraph" style:parent-style-name="Standard">
      <style:paragraph-properties fo:padding="0.0291in" fo:border-left="none" fo:border-right="none" fo:border-top="none" fo:border-bottom="0.0008in solid #000000" style:join-border="false"/>
      <style:text-properties style:text-position="0% 100%" style:font-name="Times New Roman" fo:font-weight="normal" style:font-weight-asian="normal" style:font-weight-complex="normal"/>
    </style:style>
    <style:style style:name="P27" style:family="paragraph" style:parent-style-name="Standard">
      <style:paragraph-properties fo:padding="0.0291in" fo:border-left="none" fo:border-right="none" fo:border-top="none" fo:border-bottom="0.0008in solid #000000" style:join-border="false"/>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28" style:family="paragraph" style:parent-style-name="Standard">
      <style:paragraph-properties fo:padding="0.0291in" fo:border-left="none" fo:border-right="none" fo:border-top="none" fo:border-bottom="0.0008in solid #000000" style:join-border="false"/>
    </style:style>
    <style:style style:name="P29" style:family="paragraph" style:parent-style-name="Standard">
      <style:paragraph-properties fo:text-align="start" style:justify-single-word="false" fo:padding="0.0291in" fo:border-left="none" fo:border-right="none" fo:border-top="none" fo:border-bottom="0.0008in solid #000000" style:join-border="false"/>
      <style:text-properties fo:font-weight="normal" style:font-weight-asian="normal" style:font-weight-complex="normal"/>
    </style:style>
    <style:style style:name="P30" style:family="paragraph" style:parent-style-name="Standard">
      <style:paragraph-properties fo:margin-left="0in" fo:margin-right="0in" fo:text-indent="0in" style:auto-text-indent="false"/>
      <style:text-properties style:font-name="Times New Roman"/>
    </style:style>
    <style:style style:name="P31" style:family="paragraph" style:parent-style-name="Standard">
      <style:paragraph-properties fo:margin-left="0in" fo:margin-right="0in" fo:text-indent="0in" style:auto-text-indent="false"/>
      <style:text-properties style:font-name="Courier New"/>
    </style:style>
    <style:style style:name="P32" style:family="paragraph" style:parent-style-name="Standard" style:list-style-name="L1">
      <style:text-properties style:text-position="0% 100%" style:font-name="Times New Roman" fo:font-weight="normal" style:font-weight-asian="normal" style:font-weight-complex="normal"/>
    </style:style>
    <style:style style:name="P33" style:family="paragraph" style:parent-style-name="Standard">
      <style:paragraph-properties fo:text-align="start" style:justify-single-word="false"/>
      <style:text-properties style:text-position="0% 100%" style:font-name="Times New Roman" fo:font-weight="normal" style:font-weight-asian="normal" style:font-weight-complex="normal"/>
    </style:style>
    <style:style style:name="P34" style:family="paragraph" style:parent-style-name="Standard" style:list-style-name="L23">
      <style:paragraph-properties fo:text-align="start" style:justify-single-word="false"/>
      <style:text-properties style:text-position="0% 100%" style:font-name="Times New Roman" fo:font-weight="normal" style:font-weight-asian="normal" style:font-weight-complex="normal"/>
    </style:style>
    <style:style style:name="P35" style:family="paragraph" style:parent-style-name="Standard" style:list-style-name="L24">
      <style:paragraph-properties fo:text-align="start" style:justify-single-word="false"/>
      <style:text-properties style:text-position="0% 100%" style:font-name="Times New Roman" fo:font-weight="normal" style:font-weight-asian="normal" style:font-weight-complex="normal"/>
    </style:style>
    <style:style style:name="P36" style:family="paragraph" style:parent-style-name="Standard" style:list-style-name="L2">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37" style:family="paragraph" style:parent-style-name="Standard" style:list-style-name="L3">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38" style:family="paragraph" style:parent-style-name="Standard" style:list-style-name="L4">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39" style:family="paragraph" style:parent-style-name="Standard" style:list-style-name="L5">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40" style:family="paragraph" style:parent-style-name="Standard" style:list-style-name="L6">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41" style:family="paragraph" style:parent-style-name="Standard" style:list-style-name="L7">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42" style:family="paragraph" style:parent-style-name="Standard" style:list-style-name="L8">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43" style:family="paragraph" style:parent-style-name="Standard" style:list-style-name="L9">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44" style:family="paragraph" style:parent-style-name="Standard" style:list-style-name="L10">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45" style:family="paragraph" style:parent-style-name="Standard" style:list-style-name="L11">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46" style:family="paragraph" style:parent-style-name="Standard" style:list-style-name="L12">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47" style:family="paragraph" style:parent-style-name="Standard" style:list-style-name="L19">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48" style:family="paragraph" style:parent-style-name="Standard" style:list-style-name="L20">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49" style:family="paragraph" style:parent-style-name="Standard" style:list-style-name="L4">
      <style:text-properties style:text-position="0% 1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P50" style:family="paragraph" style:parent-style-name="Standard" style:list-style-name="L5">
      <style:text-properties style:text-position="0% 100%"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51" style:family="paragraph" style:parent-style-name="Standard">
      <style:paragraph-properties fo:text-align="start" style:justify-single-word="false"/>
      <style:text-properties style:text-position="0% 100%" style:font-name="Courier New" fo:font-weight="normal" style:font-weight-asian="normal" style:font-weight-complex="normal"/>
    </style:style>
    <style:style style:name="P52" style:family="paragraph" style:parent-style-name="Standard" style:list-style-name="L8"/>
    <style:style style:name="P53" style:family="paragraph" style:parent-style-name="Standard" style:list-style-name="L13">
      <style:text-properties style:font-name="Courier New"/>
    </style:style>
    <style:style style:name="P54" style:family="paragraph" style:parent-style-name="Standard">
      <style:paragraph-properties fo:text-align="start" style:justify-single-word="false"/>
      <style:text-properties style:font-name="Courier New" fo:font-weight="normal" style:font-weight-asian="normal" style:font-weight-complex="normal"/>
    </style:style>
    <style:style style:name="P55" style:family="paragraph" style:parent-style-name="Standard" style:list-style-name="L23">
      <style:paragraph-properties fo:text-align="start" style:justify-single-word="false"/>
      <style:text-properties style:font-name="Courier New" fo:font-weight="normal" style:font-weight-asian="normal" style:font-weight-complex="normal"/>
    </style:style>
    <style:style style:name="P56" style:family="paragraph" style:parent-style-name="Standard" style:list-style-name="L25">
      <style:paragraph-properties fo:text-align="start" style:justify-single-word="false"/>
      <style:text-properties style:font-name="Courier New" fo:font-weight="normal" style:font-weight-asian="normal" style:font-weight-complex="normal"/>
    </style:style>
    <style:style style:name="P57" style:family="paragraph" style:parent-style-name="Standard" style:list-style-name="L13">
      <style:text-properties style:font-name="Times New Roman"/>
    </style:style>
    <style:style style:name="P58" style:family="paragraph" style:parent-style-name="Standard" style:list-style-name="L14">
      <style:text-properties style:font-name="Times New Roman"/>
    </style:style>
    <style:style style:name="P59" style:family="paragraph" style:parent-style-name="Standard" style:list-style-name="L15">
      <style:text-properties style:font-name="Times New Roman"/>
    </style:style>
    <style:style style:name="P60" style:family="paragraph" style:parent-style-name="Standard" style:list-style-name="L16">
      <style:text-properties style:font-name="Times New Roman"/>
    </style:style>
    <style:style style:name="P61" style:family="paragraph" style:parent-style-name="Standard" style:list-style-name="L17">
      <style:text-properties style:font-name="Times New Roman"/>
    </style:style>
    <style:style style:name="P62" style:family="paragraph" style:parent-style-name="Standard" style:list-style-name="L18">
      <style:text-properties style:font-name="Times New Roman"/>
    </style:style>
    <style:style style:name="P63" style:family="paragraph" style:parent-style-name="Standard" style:list-style-name="L21">
      <style:text-properties style:font-name="Times New Roman"/>
    </style:style>
    <style:style style:name="P64" style:family="paragraph" style:parent-style-name="Standard">
      <style:paragraph-properties fo:text-align="start" style:justify-single-word="false"/>
      <style:text-properties style:font-name="Times New Roman" fo:font-weight="normal" style:font-weight-asian="normal" style:font-weight-complex="normal"/>
    </style:style>
    <style:style style:name="P65" style:family="paragraph" style:parent-style-name="Standard" style:list-style-name="L26">
      <style:paragraph-properties fo:text-align="start" style:justify-single-word="false"/>
      <style:text-properties style:font-name="Times New Roman" fo:font-weight="normal" style:font-weight-asian="normal" style:font-weight-complex="normal"/>
    </style:style>
    <style:style style:name="P66" style:family="paragraph" style:parent-style-name="Standard">
      <style:paragraph-properties fo:text-align="center" style:justify-single-word="false"/>
      <style:text-properties style:font-name="Times New Roman" fo:font-weight="normal" style:font-weight-asian="normal" style:font-weight-complex="normal"/>
    </style:style>
    <style:style style:name="P67" style:family="paragraph" style:parent-style-name="Standard" style:list-style-name="L18"/>
    <style:style style:name="P68" style:family="paragraph" style:parent-style-name="Standard" style:list-style-name="L21"/>
    <style:style style:name="P69" style:family="paragraph" style:parent-style-name="Standard" style:list-style-name="L22">
      <style:paragraph-properties fo:text-align="start" style:justify-single-word="false"/>
      <style:text-properties fo:font-weight="normal" style:font-weight-asian="normal" style:font-weight-complex="normal"/>
    </style:style>
    <style:style style:name="P70" style:family="paragraph" style:parent-style-name="Standard">
      <style:paragraph-properties fo:text-align="center" style:justify-single-word="false"/>
      <style:text-properties fo:font-weight="bold" style:font-weight-asian="bold" style:font-weight-complex="bold"/>
    </style:style>
    <style:style style:name="P71" style:family="paragraph" style:parent-style-name="Standard">
      <style:paragraph-properties fo:text-align="start" style:justify-single-word="false"/>
      <style:text-properties style:font-name="Courier New" fo:font-weight="normal" style:font-weight-asian="normal" style:font-weight-complex="normal"/>
    </style:style>
    <style:style style:name="P72" style:family="paragraph" style:parent-style-name="Standard">
      <style:paragraph-properties fo:text-align="start" style:justify-single-word="false"/>
      <style:text-properties style:font-name="Courier New" fo:font-weight="bold" style:font-weight-asian="bold" style:font-weight-complex="bold"/>
    </style:style>
    <style:style style:name="P73" style:family="paragraph" style:parent-style-name="Standard">
      <style:paragraph-properties fo:text-align="start" style:justify-single-word="false"/>
      <style:text-properties style:font-name="Times New Roman" fo:font-weight="normal" style:font-weight-asian="normal" style:font-weight-complex="normal"/>
    </style:style>
    <style:style style:name="P74" style:family="paragraph" style:parent-style-name="Standard" style:list-style-name="L6">
      <style:paragraph-properties fo:padding="0.0291in" fo:border-left="none" fo:border-right="none" fo:border-top="none" fo:border-bottom="0.0008in solid #000000" style:join-border="false"/>
    </style:style>
    <style:style style:name="P75" style:family="paragraph" style:parent-style-name="Standard">
      <style:paragraph-properties fo:text-align="start" style:justify-single-word="false" fo:padding="0.0291in" fo:border-left="none" fo:border-right="none" fo:border-top="none" fo:border-bottom="0.0008in solid #000000" style:join-border="false"/>
      <style:text-properties style:text-position="0% 100%" style:font-name="Times New Roman" fo:font-weight="normal" style:font-weight-asian="normal" style:font-weight-complex="normal"/>
    </style:style>
    <style:style style:name="P76" style:family="paragraph" style:parent-style-name="Standard">
      <style:paragraph-properties fo:text-align="start" style:justify-single-word="false" fo:padding="0.0291in" fo:border-left="none" fo:border-right="none" fo:border-top="none" fo:border-bottom="0.0008in solid #000000" style:join-border="false"/>
      <style:text-properties style:font-name="Times New Roman" fo:font-weight="normal" style:font-weight-asian="normal" style:font-weight-complex="normal"/>
    </style:style>
    <style:style style:name="P77" style:family="paragraph" style:parent-style-name="Standard">
      <style:paragraph-properties fo:text-align="start" style:justify-single-word="false" fo:padding="0.0291in" fo:border-left="none" fo:border-right="none" fo:border-top="none" fo:border-bottom="0.0008in solid #000000" style:join-border="false"/>
      <style:text-properties style:font-name="Courier New" fo:font-weight="normal" style:font-weight-asian="normal" style:font-weight-complex="normal"/>
    </style:style>
    <style:style style:name="P78" style:family="paragraph" style:parent-style-name="Standard">
      <style:paragraph-properties fo:text-align="center" style:justify-single-word="false" fo:break-before="page"/>
      <style:text-properties fo:font-weight="bold" style:font-weight-asian="bold" style:font-weight-complex="bold"/>
    </style:style>
    <style:style style:name="P79" style:family="paragraph" style:parent-style-name="Table_20_Contents">
      <style:paragraph-properties fo:text-align="start" style:justify-single-word="false"/>
      <style:text-properties style:font-name="Times New Roman"/>
    </style:style>
    <style:style style:name="T1" style:family="text">
      <style:text-properties fo:font-weight="normal" style:font-weight-asian="normal" style:font-weight-complex="normal"/>
    </style:style>
    <style:style style:name="T2" style:family="text">
      <style:text-properties style:text-position="sub 58%"/>
    </style:style>
    <style:style style:name="T3" style:family="text">
      <style:text-properties style:text-position="sub 58%" fo:font-weight="normal" style:font-weight-asian="normal" style:font-weight-complex="normal"/>
    </style:style>
    <style:style style:name="T4" style:family="text">
      <style:text-properties style:text-position="sub 58%" style:text-underline-style="none"/>
    </style:style>
    <style:style style:name="T5" style:family="text">
      <style:text-properties style:text-position="sub 58%" style:text-underline-style="none" fo:font-weight="normal" style:font-weight-asian="normal" style:font-weight-complex="normal"/>
    </style:style>
    <style:style style:name="T6" style:family="text">
      <style:text-properties style:text-position="sub 58%" fo:font-style="normal" fo:font-weight="normal" style:font-style-asian="normal" style:font-weight-asian="normal" style:font-style-complex="normal" style:font-weight-complex="normal"/>
    </style:style>
    <style:style style:name="T7" style:family="text">
      <style:text-properties style:text-position="sub 58%" fo:font-style="normal" style:text-underline-style="none" fo:font-weight="normal" style:font-style-asian="normal" style:font-weight-asian="normal" style:font-style-complex="normal" style:font-weight-complex="normal"/>
    </style:style>
    <style:style style:name="T8" style:family="text">
      <style:text-properties style:text-position="sub 58%" style:font-name="Times New Roman" fo:font-style="normal" style:text-underline-style="none" fo:font-weight="normal" style:font-style-asian="normal" style:font-weight-asian="normal" style:font-style-complex="normal" style:font-weight-complex="normal"/>
    </style:style>
    <style:style style:name="T9" style:family="text">
      <style:text-properties style:text-position="sub 58%" style:font-name="Courier New" fo:font-style="normal" style:text-underline-style="none" fo:font-weight="normal" style:font-style-asian="normal" style:font-weight-asian="normal" style:font-style-complex="normal" style:font-weight-complex="normal"/>
    </style:style>
    <style:style style:name="T10" style:family="text">
      <style:text-properties style:text-position="super 58%"/>
    </style:style>
    <style:style style:name="T11" style:family="text">
      <style:text-properties style:text-position="super 58%" fo:font-weight="normal" style:font-weight-asian="normal" style:font-weight-complex="normal"/>
    </style:style>
    <style:style style:name="T12" style:family="text">
      <style:text-properties style:text-position="super 58%" fo:font-style="normal" fo:font-weight="normal" style:font-style-asian="normal" style:font-weight-asian="normal" style:font-style-complex="normal" style:font-weight-complex="normal"/>
    </style:style>
    <style:style style:name="T13" style:family="text">
      <style:text-properties style:text-position="super 58%" style:text-underline-style="none"/>
    </style:style>
    <style:style style:name="T14" style:family="text">
      <style:text-properties style:text-position="super 58%" style:text-underline-style="none" fo:font-weight="normal" style:font-weight-asian="normal" style:font-weight-complex="normal"/>
    </style:style>
    <style:style style:name="T15" style:family="text">
      <style:text-properties style:text-position="super 58%" style:font-name="Times New Roman"/>
    </style:style>
    <style:style style:name="T16" style:family="text">
      <style:text-properties style:text-position="super 58%" style:font-name="Times New Roman" fo:font-style="normal" style:text-underline-style="none" fo:font-weight="normal" style:font-style-asian="normal" style:font-weight-asian="normal" style:font-style-complex="normal" style:font-weight-complex="normal"/>
    </style:style>
    <style:style style:name="T17" style:family="text">
      <style:text-properties style:text-position="super 58%" style:font-name="Times New Roman"/>
    </style:style>
    <style:style style:name="T18" style:family="text">
      <style:text-properties style:text-position="super 58%" style:font-name="Times New Roman1" style:text-underline-style="none"/>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normal" style:font-weight-asian="normal" style:font-weight-complex="normal"/>
    </style:style>
    <style:style style:name="T22" style:family="text">
      <style:text-properties fo:font-weight="bold"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style:text-position="0% 100%"/>
    </style:style>
    <style:style style:name="T28" style:family="text">
      <style:text-properties style:text-position="0% 100%" style:font-name="Times New Roman"/>
    </style:style>
    <style:style style:name="T29" style:family="text">
      <style:text-properties style:text-position="0% 100%" style:font-name="Times New Roman" fo:font-style="normal" style:text-underline-style="none" fo:font-weight="normal" style:font-style-asian="normal" style:font-weight-asian="normal" style:font-style-complex="normal" style:font-weight-complex="normal"/>
    </style:style>
    <style:style style:name="T30" style:family="text">
      <style:text-properties style:text-position="0% 100%" style:font-name="Times New Roman" fo:font-style="normal" style:text-underline-style="none" fo:font-weight="bold" style:font-style-asian="normal" style:font-weight-asian="bold" style:font-style-complex="normal" style:font-weight-complex="bold"/>
    </style:style>
    <style:style style:name="T31" style:family="text">
      <style:text-properties style:text-position="0% 100%" style:font-name="Times New Roman" fo:font-style="normal" style:text-underline-style="none" style:font-style-asian="normal" style:font-style-complex="normal"/>
    </style:style>
    <style:style style:name="T32" style:family="text">
      <style:text-properties style:text-position="0% 100%" style:font-name="Times New Roman" fo:font-style="italic" style:text-underline-style="none" fo:font-weight="normal" style:font-style-asian="italic" style:font-weight-asian="normal" style:font-style-complex="italic" style:font-weight-complex="normal"/>
    </style:style>
    <style:style style:name="T33" style:family="text">
      <style:text-properties style:text-position="0% 100%" fo:font-style="normal" style:text-underline-style="none" fo:font-weight="normal" style:font-style-asian="normal" style:font-weight-asian="normal" style:font-style-complex="normal" style:font-weight-complex="normal"/>
    </style:style>
    <style:style style:name="T34" style:family="text">
      <style:text-properties style:text-position="0% 100%" fo:font-style="normal" style:text-underline-style="none" fo:font-weight="bold" style:font-style-asian="normal" style:font-weight-asian="bold" style:font-style-complex="normal" style:font-weight-complex="bold"/>
    </style:style>
    <style:style style:name="T35" style:family="text">
      <style:text-properties style:text-position="0% 100%" fo:font-style="normal" style:text-underline-style="solid" style:text-underline-width="auto" style:text-underline-color="font-color" fo:font-weight="normal" style:font-style-asian="normal" style:font-weight-asian="normal" style:font-style-complex="normal" style:font-weight-complex="normal"/>
    </style:style>
    <style:style style:name="T36" style:family="text">
      <style:text-properties style:text-position="0% 100%" style:font-name="Courier New" fo:font-style="normal" style:text-underline-style="none" fo:font-weight="normal" style:font-style-asian="normal" style:font-weight-asian="normal" style:font-style-complex="normal" style:font-weight-complex="normal"/>
    </style:style>
    <style:style style:name="T37" style:family="text">
      <style:text-properties style:text-position="0% 100%" style:text-underline-style="none" fo:font-weight="normal" style:font-weight-asian="normal" style:font-weight-complex="normal"/>
    </style:style>
    <style:style style:name="T38" style:family="text">
      <style:text-properties style:text-position="0% 100%" style:font-name="Times New Roman1" style:text-underline-style="none"/>
    </style:style>
    <style:style style:name="T39" style:family="text">
      <style:text-properties style:text-position="0% 100%" style:font-name="Times New Roman"/>
    </style:style>
    <style:style style:name="T40" style:family="text">
      <style:text-properties style:font-name="Times New Roman1" fo:font-style="normal" fo:font-weight="normal" style:font-style-asian="normal" style:font-weight-asian="normal" style:font-style-complex="normal" style:font-weight-complex="normal"/>
    </style:style>
    <style:style style:name="T41" style:family="text">
      <style:text-properties fo:font-variant="normal" fo:text-transform="none" fo:color="#222222" style:font-name="Roboto" fo:font-size="12pt" fo:letter-spacing="normal" fo:font-style="normal" style:text-underline-style="none" fo:font-weight="normal" style:font-weight-asian="normal" style:font-weight-complex="normal"/>
    </style:style>
    <style:style style:name="T42" style:family="text">
      <style:text-properties style:font-name="Times New Roman"/>
    </style:style>
    <style:style style:name="T43" style:family="text">
      <style:text-properties style:font-name="Times New Roman" fo:font-style="normal" style:text-underline-style="none" fo:font-weight="normal" style:font-style-asian="normal" style:font-weight-asian="normal" style:font-style-complex="normal" style:font-weight-complex="normal"/>
    </style:style>
    <style:style style:name="T44" style:family="text">
      <style:text-properties style:font-name="Courier New"/>
    </style:style>
    <style:style style:name="T45" style:family="text">
      <style:text-properties style:font-name="Times New Roman"/>
    </style:style>
    <style:style style:name="T46" style:family="text">
      <style:text-properties style:font-name="Times New Roman" fo:font-weight="bold" style:font-weight-asian="bold" style:font-weight-complex="bold"/>
    </style:style>
    <style:style style:name="T47" style:family="text">
      <style:text-properties style:font-name="Courier New"/>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uesday</text:p>
      <text:p text:style-name="P13">Week 9</text:p>
      <text:p text:style-name="P13">3-14-17</text:p>
      <text:p text:style-name="Standard"/>
      <text:p text:style-name="Standard">Small refresher of what we did before (via powerpoint):</text:p>
      <text:p text:style-name="P4">Data mining: Classification, cluster</text:p>
      <text:p text:style-name="P4"/>
      <text:p text:style-name="P4">Supervised learning: Given data for classification, predict new data</text:p>
      <text:p text:style-name="P4"/>
      <text:p text:style-name="P4">Classification examples:</text:p>
      <text:list xml:id="list4884027424666850600" text:style-name="L1">
        <text:list-item>
          <text:p text:style-name="P32">E-mail: Spam/not spam?</text:p>
        </text:list-item>
        <text:list-item>
          <text:p text:style-name="P32">Credit Card transactions: Fraud/not fraud?</text:p>
        </text:list-item>
        <text:list-item>
          <text:p text:style-name="P32">Tumor: malignant/benign?</text:p>
        </text:list-item>
      </text:list>
      <text:p text:style-name="P4"/>
      <text:p text:style-name="P4">Binary classification</text:p>
      <text:p text:style-name="P4"/>
      <text:p text:style-name="P1"><text:span text:style-name="T1">Y is the random variable for the class, values = {y</text:span><text:span text:style-name="T3">1</text:span><text:span text:style-name="T1">, …, y</text:span><text:span text:style-name="T3">m</text:span><text:span text:style-name="T1">)</text:span></text:p>
      <text:p text:style-name="P4">X is the random variable describing an instance; Values ??? check slide</text:p>
      <text:p text:style-name="P4"/>
      <text:p text:style-name="P1"><text:span text:style-name="T1">For classification, we compute P(Y = y</text:span><text:span text:style-name="T3">i</text:span><text:span text:style-name="T1"> | X = x</text:span><text:span text:style-name="T3">i</text:span><text:span text:style-name="T1">) for i = 1 … m</text:span></text:p>
      <text:p text:style-name="P4"/>
      <text:p text:style-name="P4">Slide 5 is Bayes's Theorem with this notation.</text:p>
      <text:p text:style-name="P4"/>
      <text:p text:style-name="P4">Picture A</text:p>
      <text:p text:style-name="P4"/>
      <text:p text:style-name="P4">Example: Y is whether someone has cancer. Disease is manifested in several things (symptoms, X) that can be observed.</text:p>
      <text:p text:style-name="P4"/>
      <text:p text:style-name="P4">We can't observe Y, so we observe X and determine probability that they have cancer given these symptoms.</text:p>
      <text:p text:style-name="P4"/>
      <text:p text:style-name="P4">This is why we need to flip things.</text:p>
      <text:p text:style-name="P4"/>
      <text:p text:style-name="P1"><text:span text:style-name="T1">P(Y=y</text:span><text:span text:style-name="T3">i</text:span><text:span text:style-name="T1"> | X=x</text:span><text:span text:style-name="T3">k</text:span><text:span text:style-name="T1">) = P(Y = y</text:span><text:span text:style-name="T3">i</text:span><text:span text:style-name="T1">) P(X = x</text:span><text:span text:style-name="T3">k</text:span><text:span text:style-name="T1"> | ????? Slide 5</text:span></text:p>
      <text:p text:style-name="P4"/>
      <text:p text:style-name="P4"/>
      <text:p text:style-name="P4">P(X, Y)</text:p>
      <text:p text:style-name="P4"/>
      <text:p text:style-name="P4">Slide 8: Generative model because we have joint distribution.</text:p>
      <text:p text:style-name="P4"/>
      <text:p text:style-name="P4">Standard linear regression isn't good, so we use logistic regression model. Slide 12</text:p>
      <text:p text:style-name="P4"/>
      <text:p text:style-name="P4">Main function to remember:</text:p>
      <text:p text:style-name="P4"/>
      <text:p text:style-name="P1"><text:span text:style-name="T1">g(z) = 1/(1 + e</text:span><text:span text:style-name="T11">-z</text:span><text:span text:style-name="T1">)</text:span></text:p>
      <text:p text:style-name="P4"/>
      <text:p text:style-name="P1"><text:span text:style-name="T1">z = θ</text:span><text:span text:style-name="T11">T</text:span><text:span text:style-name="T1"> x</text:span></text:p>
      <text:p text:style-name="P4"/>
      <text:p text:style-name="P4"><text:soft-page-break/>θ is a vector. T is not an exponent, it's saying θ is transposed.</text:p>
      <text:p text:style-name="P4"/>
      <text:p text:style-name="P4">Slide 13???</text:p>
      <text:p text:style-name="P4"/>
      <text:p text:style-name="P4">This is another way of </text:p>
      <text:p text:style-name="P4"/>
      <text:p text:style-name="P4">Spam example:</text:p>
      <text:p text:style-name="P4"/>
      <text:p text:style-name="P4">Given some object, we want to classify it. They have various properties. For example, images in the e-mail, links in the e-mail, etc.</text:p>
      <text:p text:style-name="P4"/>
      <text:p text:style-name="P1"><text:span text:style-name="T1">We can label the properties x</text:span><text:span text:style-name="T3">1</text:span><text:span text:style-name="T1"> … x</text:span><text:span text:style-name="T3">n</text:span><text:span text:style-name="T1">. If we assign weights (θ) to each of these properties, we can use it to define probability.</text:span></text:p>
      <text:p text:style-name="P4"/>
      <text:p text:style-name="P1"><text:span text:style-name="T1">Note: exp(α) is e</text:span><text:span text:style-name="T11">α</text:span><text:span text:style-name="T1">.</text:span></text:p>
      <text:p text:style-name="P4"/>
      <text:p text:style-name="P4">Our goal is classification.</text:p>
      <text:p text:style-name="P4"/>
      <text:p text:style-name="P1"><text:span text:style-name="T1">P(Y = 0 | X) = 1/(1 + exp(w</text:span><text:span text:style-name="T3">0</text:span><text:span text:style-name="T1"> + Σ from i=1 to n of w</text:span><text:span text:style-name="T3">i</text:span><text:span text:style-name="T1">X</text:span><text:span text:style-name="T3">i</text:span><text:span text:style-name="T1">))</text:span></text:p>
      <text:p text:style-name="P4"/>
      <text:p text:style-name="P4">Why is it plus instead of minus here? See Picture B.</text:p>
      <text:p text:style-name="P4"/>
      <text:p text:style-name="P4">P(Y = 1 | X) = 1 – P(Y = 0 | X)</text:p>
      <text:p text:style-name="P4"/>
      <text:p text:style-name="P1"><text:span text:style-name="T1">= exp(w</text:span><text:span text:style-name="T3">0</text:span><text:span text:style-name="T1"> + Σ from i=1 to n of w</text:span><text:span text:style-name="T3">i</text:span><text:span text:style-name="T1">X</text:span><text:span text:style-name="T3">i</text:span><text:span text:style-name="T1">)/(1 + exp(w</text:span><text:span text:style-name="T3">0</text:span><text:span text:style-name="T1"> + Σ from i=1 to n of w</text:span><text:span text:style-name="T3">i</text:span><text:span text:style-name="T1">X</text:span><text:span text:style-name="T3">i</text:span><text:span text:style-name="T1">))</text:span></text:p>
      <text:p text:style-name="P4"/>
      <text:p text:style-name="P4">Using the data, we are learning the w so that it works out.</text:p>
      <text:p text:style-name="P4"/>
      <text:p text:style-name="P4">Learning the w allows us to use it in the future.</text:p>
      <text:p text:style-name="P4"/>
      <text:p text:style-name="P4">So, how do we learn the w?</text:p>
      <text:p text:style-name="P4"/>
      <text:p text:style-name="P4">We've seen with the candy example and the coin-tossing example, we're learning the parameters and learning what maximizes the probabilities of the data. Then is becomes finding the minimum of the function.</text:p>
      <text:p text:style-name="P4"/>
      <text:p text:style-name="P4">The θs here are used for the same purpose as in the candy examples, but they're not nicely defined now.</text:p>
      <text:p text:style-name="P4"/>
      <text:p text:style-name="P1">Logistic Regression training</text:p>
      <text:p text:style-name="P4"/>
      <text:p text:style-name="P4">Picture C for the formula.</text:p>
      <text:p text:style-name="P4"/>
      <text:p text:style-name="P1"><text:span text:style-name="T1">D is set of training examples, Y</text:span><text:span text:style-name="T11">d</text:span><text:span text:style-name="T1"> and X</text:span><text:span text:style-name="T11">d</text:span><text:span text:style-name="T1"> denote values of Y and X for example d.</text:span></text:p>
      <text:p text:style-name="P4"/>
      <text:p text:style-name="P4">We can also do the logs, which makes finding maximums easier.</text:p>
      <text:p text:style-name="P4">Picture D.</text:p>
      <text:p text:style-name="P4"/>
      <text:p text:style-name="P4">Slide: Logistic Regression Training (cont.): This will be covered in a Data Mining class. We will not go over it in detail.</text:p>
      <text:p text:style-name="P1"><text:soft-page-break/>Overfitting:<text:span text:style-name="T1"> Picture E</text:span></text:p>
      <text:p text:style-name="P4"/>
      <text:p text:style-name="P4">Overfitting is bad because the data occasionally has errors, so fitting it exactly is not the best idea. Approximation is better.</text:p>
      <text:p text:style-name="P4"/>
      <text:p text:style-name="P1">Maximum Entropy Model<text:span text:style-name="T1">.</text:span></text:p>
      <text:p text:style-name="P4"/>
      <text:p text:style-name="P4">When doing classifications, it's not always binary. Original example in first class is using λ calculus to take apart a sentence.</text:p>
      <text:p text:style-name="P4"/>
      <text:p text:style-name="P4">Bayes Net is joint probability distribution.</text:p>
      <text:p text:style-name="P4"/>
      <text:p text:style-name="P4">Markov Networks is an undirected acyclic graph.</text:p>
      <text:p text:style-name="P4"/>
      <text:p text:style-name="P4">Markov, instead of probabilities like in Bayes network, has weights.</text:p>
      <text:p text:style-name="P4"/>
      <text:p text:style-name="P4">Example: These things happen together often, so weight of 100, these things rarely happen, so weight of 1.</text:p>
      <text:p text:style-name="P4"/>
      <text:p text:style-name="P1">See “Sample Markov Network” slide</text:p>
      <text:p text:style-name="P4"/>
      <text:p text:style-name="P4">Joint Probability for Markov is Picture F</text:p>
      <text:p text:style-name="P4"/>
      <text:p text:style-name="P4">Things in network groupes by cliques: cliques contain points that are ALL connected to each other. Picture F has 5 cliques.</text:p>
      <text:p text:style-name="P4"/>
      <text:p text:style-name="P1">We will be going over this again in later classes.<text:span text:style-name="T1"> This is just an overview for now.</text:span></text:p>
      <text:p text:style-name="P26"/>
      <text:p text:style-name="P4"/>
      <text:p text:style-name="P3">New Powerpoint: Neural Networks</text:p>
      <text:p text:style-name="P5"/>
      <text:p text:style-name="P5">(name not exact, missed it)</text:p>
      <text:p text:style-name="P5"/>
      <text:p text:style-name="P5">Project 2 is identifying handwritten digits.</text:p>
      <text:p text:style-name="P5"/>
      <text:p text:style-name="P5">Neural Networks is emulating the human brain, with neurons and stuff.</text:p>
      <text:p text:style-name="P5"/>
      <text:p text:style-name="P6">perceptron:</text:p>
      <text:p text:style-name="P6"/>
      <text:p text:style-name="P2"><text:span text:style-name="T19">Picture G. (Note: X</text:span><text:span text:style-name="T4">0</text:span><text:span text:style-name="T19"> line not originally there)</text:span></text:p>
      <text:p text:style-name="P5"/>
      <text:p text:style-name="P5">It sums them up, and if it's ≤ <text:s/>threshold, it outputs 0</text:p>
      <text:p text:style-name="P5">If it's &gt; threshold, it outputs 1.</text:p>
      <text:p text:style-name="P5"/>
      <text:p text:style-name="P2"><text:span text:style-name="T19">Added x</text:span><text:span text:style-name="T4">0</text:span><text:span text:style-name="T19"> line to picture G to make picture H</text:span></text:p>
      <text:p text:style-name="P5"/>
      <text:p text:style-name="P2"><text:span text:style-name="T20">OR gates slide:</text:span><text:span text:style-name="T19"> Picture I</text:span></text:p>
      <text:p text:style-name="P2"><text:span text:style-name="T19">x</text:span><text:span text:style-name="T4">1</text:span><text:span text:style-name="T19"> x</text:span><text:span text:style-name="T4">2</text:span><text:span text:style-name="T19"> are inputs. We need weights. Our goal is to find w's so that if we get &gt; 0, we output +1, and if we get ≤ 0, we get -1.</text:span></text:p>
      <table:table table:name="Table1" table:style-name="Table1">
        <table:table-column table:style-name="Table1.A" table:number-columns-repeated="5"/>
        <table:table-column table:style-name="Table1.F"/>
        <text:soft-page-break/>
        <table:table-row>
          <table:table-cell table:style-name="Table1.A1" table:number-columns-spanned="2" office:value-type="string">
            <text:p text:style-name="P24">x<text:span text:style-name="T2">1</text:span></text:p>
          </table:table-cell>
          <table:covered-table-cell/>
          <table:table-cell table:style-name="Table1.A1" table:number-columns-spanned="2" office:value-type="string">
            <text:p text:style-name="P24">x<text:span text:style-name="T2">2</text:span></text:p>
          </table:table-cell>
          <table:covered-table-cell/>
          <table:table-cell table:style-name="Table1.E1" table:number-columns-spanned="2" office:value-type="string">
            <text:p text:style-name="P24"/>
          </table:table-cell>
          <table:covered-table-cell/>
        </table:table-row>
        <table:table-row>
          <table:table-cell table:style-name="Table1.A2" office:value-type="string">
            <text:p text:style-name="P24">T</text:p>
          </table:table-cell>
          <table:table-cell table:style-name="Table1.A2" office:value-type="string">
            <text:p text:style-name="P24">1</text:p>
          </table:table-cell>
          <table:table-cell table:style-name="Table1.A2" office:value-type="string">
            <text:p text:style-name="P24">T</text:p>
          </table:table-cell>
          <table:table-cell table:style-name="Table1.A2" office:value-type="string">
            <text:p text:style-name="P24">1</text:p>
          </table:table-cell>
          <table:table-cell table:style-name="Table1.A2" office:value-type="string">
            <text:p text:style-name="P24">T</text:p>
          </table:table-cell>
          <table:table-cell table:style-name="Table1.F2" office:value-type="string">
            <text:p text:style-name="P24">1</text:p>
          </table:table-cell>
        </table:table-row>
        <table:table-row>
          <table:table-cell table:style-name="Table1.A2" office:value-type="string">
            <text:p text:style-name="P24">T</text:p>
          </table:table-cell>
          <table:table-cell table:style-name="Table1.A2" office:value-type="string">
            <text:p text:style-name="P24">1</text:p>
          </table:table-cell>
          <table:table-cell table:style-name="Table1.A2" office:value-type="string">
            <text:p text:style-name="P24">F</text:p>
          </table:table-cell>
          <table:table-cell table:style-name="Table1.A2" office:value-type="string">
            <text:p text:style-name="P24">-1</text:p>
          </table:table-cell>
          <table:table-cell table:style-name="Table1.A2" office:value-type="string">
            <text:p text:style-name="P24">T</text:p>
          </table:table-cell>
          <table:table-cell table:style-name="Table1.F2" office:value-type="string">
            <text:p text:style-name="P24">1</text:p>
          </table:table-cell>
        </table:table-row>
        <table:table-row>
          <table:table-cell table:style-name="Table1.A2" office:value-type="string">
            <text:p text:style-name="P24">F</text:p>
          </table:table-cell>
          <table:table-cell table:style-name="Table1.A2" office:value-type="string">
            <text:p text:style-name="P24">-1</text:p>
          </table:table-cell>
          <table:table-cell table:style-name="Table1.A2" office:value-type="string">
            <text:p text:style-name="P24">T</text:p>
          </table:table-cell>
          <table:table-cell table:style-name="Table1.A2" office:value-type="string">
            <text:p text:style-name="P24">1</text:p>
          </table:table-cell>
          <table:table-cell table:style-name="Table1.A2" office:value-type="string">
            <text:p text:style-name="P24">T</text:p>
          </table:table-cell>
          <table:table-cell table:style-name="Table1.F2" office:value-type="string">
            <text:p text:style-name="P24">1</text:p>
          </table:table-cell>
        </table:table-row>
        <table:table-row>
          <table:table-cell table:style-name="Table1.A2" office:value-type="string">
            <text:p text:style-name="P24">F</text:p>
          </table:table-cell>
          <table:table-cell table:style-name="Table1.A2" office:value-type="string">
            <text:p text:style-name="P24">-1</text:p>
          </table:table-cell>
          <table:table-cell table:style-name="Table1.A2" office:value-type="string">
            <text:p text:style-name="P24">F</text:p>
          </table:table-cell>
          <table:table-cell table:style-name="Table1.A2" office:value-type="string">
            <text:p text:style-name="P24">-1</text:p>
          </table:table-cell>
          <table:table-cell table:style-name="Table1.A2" office:value-type="string">
            <text:p text:style-name="P24">F</text:p>
          </table:table-cell>
          <table:table-cell table:style-name="Table1.F2" office:value-type="string">
            <text:p text:style-name="P24">-1</text:p>
          </table:table-cell>
        </table:table-row>
      </table:table>
      <text:p text:style-name="P5"/>
      <text:p text:style-name="P5">1 + 1 + 1.5 = 3.5 3.5 &gt; 0, so 1</text:p>
      <text:p text:style-name="P5">1 + (-1) <text:s/>+ 1.5 = 1.5 &gt; 0, so 1</text:p>
      <text:p text:style-name="P5">-1 + 1 + 1.5 = 1.5 &gt; 0, so 1</text:p>
      <text:p text:style-name="P5">-1 + (-1) + 1.5 = -0.5 ≤ 0, so -1</text:p>
      <text:p text:style-name="P5"/>
      <text:p text:style-name="P2"><text:span text:style-name="T19">x</text:span><text:span text:style-name="T4">1</text:span><text:span text:style-name="T19">w</text:span><text:span text:style-name="T4">1</text:span><text:span text:style-name="T19"> + x</text:span><text:span text:style-name="T4">2</text:span><text:span text:style-name="T19">w</text:span><text:span text:style-name="T4">2</text:span><text:span text:style-name="T19"> + x</text:span><text:span text:style-name="T4">0</text:span><text:span text:style-name="T19">w</text:span><text:span text:style-name="T4">0</text:span><text:span text:style-name="T19"> </text:span></text:p>
      <text:p text:style-name="P5"/>
      <text:p text:style-name="P5">Picture J for AND gate</text:p>
      <text:p text:style-name="P5"/>
      <text:p text:style-name="P2"><text:span text:style-name="T19">w</text:span><text:span text:style-name="T4">0</text:span><text:span text:style-name="T19"> = -1.5</text:span></text:p>
      <text:p text:style-name="P5"/>
      <text:p text:style-name="P2"><text:span text:style-name="T19">w</text:span><text:span text:style-name="T4">0</text:span><text:span text:style-name="T19"> can be anything in range from [0, 2)</text:span></text:p>
      <text:p text:style-name="P5"/>
      <text:p text:style-name="P5">Picture K: NAND gates</text:p>
      <text:p text:style-name="P5"/>
      <text:p text:style-name="P5">Picture L: XOR gate.</text:p>
      <text:p text:style-name="P5"/>
      <text:p text:style-name="P5">XOR gate is impossible.</text:p>
      <text:p text:style-name="P5"/>
      <text:p text:style-name="P5">Picture M: Make a line to separate true and false. Picture has true/false values for OR gate.</text:p>
      <text:p text:style-name="P5"/>
      <text:p text:style-name="P2"><text:span text:style-name="T19">XOR cannot be done in a single perceptron because you can't separate it with a single linear line. If we split it up with combinations of other logic gates, we can do it.</text:span><text:span text:style-name="T20"> See slide</text:span></text:p>
      <text:p text:style-name="P5"/>
      <text:p text:style-name="P5">More perceptrons gets us closer to the target.</text:p>
      <text:p text:style-name="P5"/>
      <text:p text:style-name="P5"/>
      <text:p text:style-name="P23">Thursday</text:p>
      <text:p text:style-name="P13">Week 9</text:p>
      <text:p text:style-name="P13">3-16-17</text:p>
      <text:p text:style-name="P5"/>
      <text:p text:style-name="P5">Project 2:</text:p>
      <text:p text:style-name="P5"/>
      <text:p text:style-name="P5">Recognizing handwritten digits</text:p>
      <text:p text:style-name="P5"/>
      <text:p text:style-name="P5">Want to learn some function.</text:p>
      <text:p text:style-name="P5"/>
      <text:p text:style-name="P5">We give f some data, and it should output the digit shown.</text:p>
      <text:p text:style-name="P5"/>
      <text:p text:style-name="P5"/>
      <text:p text:style-name="P5">This is a <text:span text:style-name="T22">classification problem</text:span> (as opposed to regression)</text:p>
      <text:p text:style-name="P5"/>
      <text:p text:style-name="P5">We give the image to the perceptron and ask if it's a 5 or not.</text:p>
      <text:p text:style-name="P5">We can have 10 perceptrons, one for each digit.</text:p>
      <text:p text:style-name="P5"/>
      <text:p text:style-name="P5">Linear regression is good for a continuous variable, and we don't use perceptrons with it.</text:p>
      <text:p text:style-name="P5">We'll have logistic regression in next class</text:p>
      <text:p text:style-name="P5"/>
      <text:p text:style-name="P5">Why do we need perceptrons, linear regression, <text:span text:style-name="T23">and</text:span><text:span text:style-name="T25"> logistic regression?</text:span></text:p>
      <text:p text:style-name="P7"/>
      <text:p text:style-name="P8">See Powerpoint</text:p>
      <text:p text:style-name="P7"/>
      <text:p text:style-name="P6"><text:span text:style-name="T26">x</text:span><text:span text:style-name="T6">j</text:span><text:span text:style-name="T26"> is </text:span><text:span text:style-name="T24">always</text:span><text:span text:style-name="T26"> a vector.</text:span></text:p>
      <text:p text:style-name="P7"/>
      <text:p text:style-name="P7">An image is a matrix, which can be converted to a vector by concatenating the rules.</text:p>
      <text:p text:style-name="P7"/>
      <text:p text:style-name="P7">SoftMax</text:p>
      <text:p text:style-name="P7"/>
      <text:p text:style-name="P7">y = sigmoid(Wx + b)</text:p>
      <text:p text:style-name="P7"/>
      <text:p text:style-name="P7">y is output</text:p>
      <text:p text:style-name="P7">W is weight, a weight</text:p>
      <text:p text:style-name="P7">x</text:p>
      <text:p text:style-name="P7"/>
      <text:p text:style-name="P6"><text:span text:style-name="T26">W is a 2</text:span><text:span text:style-name="T40">×</text:span><text:span text:style-name="T26">3 matrix. x is a 3</text:span><text:span text:style-name="T40">×</text:span><text:span text:style-name="T26">1 vector.</text:span></text:p>
      <text:p text:style-name="P7"/>
      <text:p text:style-name="P6"><text:span text:style-name="T26">W </text:span><text:span text:style-name="T40">×</text:span><text:span text:style-name="T26"> x = 2 </text:span><text:span text:style-name="T40">×</text:span><text:span text:style-name="T26"> 1 matrix [4, 8]</text:span><text:span text:style-name="T12">T</text:span><text:span text:style-name="T26"> </text:span></text:p>
      <text:p text:style-name="P7"/>
      <text:p text:style-name="P6"><text:span text:style-name="T26">[4, 8]</text:span><text:span text:style-name="T12">T</text:span><text:span text:style-name="T26"> + b = [5, 7]</text:span><text:span text:style-name="T12">T</text:span></text:p>
      <text:p text:style-name="P7"/>
      <text:p text:style-name="P7">That is what we put in the sigmoid function.</text:p>
      <text:p text:style-name="P7"/>
      <text:p text:style-name="P7">Sigmoid function is</text:p>
      <text:p text:style-name="P7"/>
      <text:p text:style-name="P7">σ = ????? Missed it</text:p>
      <text:p text:style-name="P7"/>
      <text:p text:style-name="P6"><text:soft-page-break/><text:span text:style-name="T26">Sigmoid for a vector ([v1, v2]</text:span><text:span text:style-name="T12">T</text:span><text:span text:style-name="T26">) = See notebook</text:span></text:p>
      <text:p text:style-name="P7"/>
      <text:p text:style-name="P6"><text:span text:style-name="T26">0 &lt; v</text:span><text:span text:style-name="T6">1</text:span><text:span text:style-name="T26">' &lt; 1</text:span></text:p>
      <text:p text:style-name="P6"><text:span text:style-name="T26">0 &lt; v</text:span><text:span text:style-name="T6">2</text:span><text:span text:style-name="T26">' &lt; 1</text:span></text:p>
      <text:p text:style-name="P7"/>
      <text:p text:style-name="P7">Depending on the values of W and b, you can come up with different functions.</text:p>
      <text:p text:style-name="P7"/>
      <text:p text:style-name="P6"><text:span text:style-name="T26">f(x</text:span><text:span text:style-name="T6">i</text:span><text:span text:style-name="T26">) == y</text:span><text:span text:style-name="T6">i</text:span></text:p>
      <text:p text:style-name="P7"/>
      <text:p text:style-name="P6"><text:span text:style-name="T26">||f(x</text:span><text:span text:style-name="T6">i</text:span><text:span text:style-name="T26">) – y</text:span><text:span text:style-name="T6">i</text:span><text:span text:style-name="T26">||</text:span></text:p>
      <text:p text:style-name="P7"/>
      <text:p text:style-name="P7"/>
      <text:p text:style-name="P6"><text:span text:style-name="T26">For choice of W</text:span><text:span text:style-name="T6">i,</text:span><text:span text:style-name="T26"> b</text:span><text:span text:style-name="T6">i</text:span><text:span text:style-name="T26"> we get some error value e</text:span><text:span text:style-name="T6">i</text:span><text:span text:style-name="T26">. We want to minimize the error.</text:span></text:p>
      <text:p text:style-name="P7"/>
      <text:p text:style-name="P7">W and b are parameters. Learning the function means learning the parameters.</text:p>
      <text:p text:style-name="P7"/>
      <text:p text:style-name="P6"><text:span text:style-name="T26">For our problem, how image was 28 </text:span><text:span text:style-name="T40">×</text:span><text:span text:style-name="T26"> 28.</text:span></text:p>
      <text:p text:style-name="P6"><text:span text:style-name="T26">28 </text:span><text:span text:style-name="T40">×</text:span><text:span text:style-name="T26"> 28 = 784</text:span></text:p>
      <text:p text:style-name="P6"><text:span text:style-name="T26">Size of the vector x is 784 </text:span><text:span text:style-name="T40">×</text:span><text:span text:style-name="T26"> 1.</text:span></text:p>
      <text:p text:style-name="P7">y will be same size as b.</text:p>
      <text:p text:style-name="P7">y is the number of digits. We have ten digits: {0, 1, …, 9}</text:p>
      <text:p text:style-name="P6"><text:span text:style-name="T26">so y = a 10 </text:span><text:span text:style-name="T40">×</text:span><text:span text:style-name="T26"> 1 column vector, y = [y</text:span><text:span text:style-name="T6">0</text:span><text:span text:style-name="T26">, y</text:span><text:span text:style-name="T6">1</text:span><text:span text:style-name="T26">, y</text:span><text:span text:style-name="T6">2</text:span><text:span text:style-name="T26">, …, y</text:span><text:span text:style-name="T6">9</text:span><text:span text:style-name="T26">]</text:span><text:span text:style-name="T12">T</text:span></text:p>
      <text:p text:style-name="P6"><text:span text:style-name="T26">y</text:span><text:span text:style-name="T6">0</text:span><text:span text:style-name="T26"> = chance that value is a 0</text:span></text:p>
      <text:p text:style-name="P6"><text:span text:style-name="T26">y</text:span><text:span text:style-name="T6">1</text:span><text:span text:style-name="T26"> = chance that value is a 1</text:span></text:p>
      <text:p text:style-name="P6"><text:span text:style-name="T26">y</text:span><text:span text:style-name="T6">2</text:span><text:span text:style-name="T26"> = chance that value is a 2</text:span></text:p>
      <text:p text:style-name="P7">…</text:p>
      <text:p text:style-name="P6"><text:span text:style-name="T26">y</text:span><text:span text:style-name="T6">9</text:span><text:span text:style-name="T26"> = chance value is 9.</text:span></text:p>
      <text:p text:style-name="P7"/>
      <text:p text:style-name="P7">Say we got </text:p>
      <text:p text:style-name="P7"/>
      <text:p text:style-name="P6"><text:span text:style-name="T26">[0, 0.3, 0, 0, 0.2, 0.2, 0.2, 0.1, 0, 0]</text:span><text:span text:style-name="T12">T</text:span></text:p>
      <text:p text:style-name="P7"/>
      <text:p text:style-name="P7">1 has the highest probability, so we say it's a 1.</text:p>
      <text:p text:style-name="P7"/>
      <text:p text:style-name="P6"><text:span text:style-name="T26">Size of W should be # of outputs </text:span><text:span text:style-name="T40">×</text:span><text:span text:style-name="T26"> size of x vector. In our case, 10 </text:span><text:span text:style-name="T40">×</text:span><text:span text:style-name="T26"> 784.</text:span></text:p>
      <text:p text:style-name="P7"/>
      <text:p text:style-name="P7">If you can't find W and b efficiently, there's no point in the algorithm.</text:p>
      <text:p text:style-name="P7"/>
      <text:p text:style-name="P7">Goal: Find function that is close to the function.</text:p>
      <text:p text:style-name="P7"/>
      <text:p text:style-name="P7">What should size of training data be?</text:p>
      <text:p text:style-name="P7">More problems is better, but it takes a lot.</text:p>
      <text:p text:style-name="P7"/>
      <text:p text:style-name="P7">Data doesn't need to be unique.</text:p>
      <text:p text:style-name="P27"/>
      <text:p text:style-name="P7"/>
      <text:p text:style-name="P7">First part of project</text:p>
      <text:p text:style-name="P7">Build SoftMax classifier in Neural Network in Tensorflow.</text:p>
      <text:p text:style-name="P7"/>
      <text:p text:style-name="P7"><text:soft-page-break/></text:p>
      <text:p text:style-name="P7">Coding won't take much time.</text:p>
      <text:p text:style-name="P7"/>
      <text:p text:style-name="P7">Neural network</text:p>
      <text:p text:style-name="P7"/>
      <text:p text:style-name="P7">The learning space is very big.</text:p>
      <text:p text:style-name="P7"/>
      <text:p text:style-name="P7">When making a learning network, we specify how many layers it has. We have d neurons.</text:p>
      <text:p text:style-name="P7"/>
      <text:p text:style-name="P7">d = [d(0), d(1), …, d(L)]</text:p>
      <text:p text:style-name="P7"/>
      <text:p text:style-name="P7">Each w is a bias.</text:p>
      <text:p text:style-name="P7"/>
      <text:p text:style-name="P7">By specifying the layer dimensions and the number of neurons in each layer, we have created a bunch of functions. To find an exact function, we need to know the weights.</text:p>
      <text:p text:style-name="P7"/>
      <text:p text:style-name="P7">W is a matrix. What is the size?</text:p>
      <text:p text:style-name="P7"/>
      <text:p text:style-name="P7">How do we compute an output given an input?</text:p>
      <text:p text:style-name="P7"/>
      <text:p text:style-name="P6"><text:span text:style-name="T26">Input is X = [x</text:span><text:span text:style-name="T6">1</text:span><text:span text:style-name="T26">, x</text:span><text:span text:style-name="T6">2</text:span><text:span text:style-name="T26">, …, x</text:span><text:span text:style-name="T6">d</text:span><text:span text:style-name="T26">]</text:span><text:span text:style-name="T12">T</text:span><text:span text:style-name="T26">.</text:span></text:p>
      <text:p text:style-name="P7"/>
      <text:p text:style-name="P7">(1 is automatically added in tensorflow)</text:p>
      <text:p text:style-name="P7"/>
      <text:p text:style-name="P7">How many neurons do we have? We have d neurons.</text:p>
      <text:p text:style-name="P7"/>
      <text:p text:style-name="P6"><text:span text:style-name="T26">W</text:span><text:span text:style-name="T6">1j</text:span><text:span text:style-name="T26"> = The weight for the first neuron.</text:span></text:p>
      <text:p text:style-name="P7"/>
      <text:p text:style-name="P6"><text:span text:style-name="T26">w</text:span><text:span text:style-name="T6">11</text:span><text:span text:style-name="T26">, w</text:span><text:span text:style-name="T6">12</text:span><text:span text:style-name="T26">, …, w</text:span><text:span text:style-name="T6">1d</text:span></text:p>
      <text:p text:style-name="P7"/>
      <text:p text:style-name="P6"><text:span text:style-name="T26">x</text:span><text:span text:style-name="T6">1</text:span><text:span text:style-name="T26">w</text:span><text:span text:style-name="T6">1</text:span><text:span text:style-name="T26"> + x</text:span><text:span text:style-name="T6">2</text:span><text:span text:style-name="T26">w</text:span><text:span text:style-name="T6">2</text:span><text:span text:style-name="T26"> + … + x</text:span><text:span text:style-name="T6">d</text:span><text:span text:style-name="T26">w</text:span><text:span text:style-name="T6">d</text:span><text:span text:style-name="T26"> + b</text:span></text:p>
      <text:p text:style-name="P7"/>
      <text:p text:style-name="P6"><text:span text:style-name="T26">W</text:span><text:span text:style-name="T6">id</text:span><text:span text:style-name="T26"> = i</text:span><text:span text:style-name="T12">th</text:span><text:span text:style-name="T26"> neuron with the j</text:span><text:span text:style-name="T12">th</text:span><text:span text:style-name="T26"> input in the zero</text:span><text:span text:style-name="T12">th</text:span><text:span text:style-name="T26"> layer.</text:span></text:p>
      <text:p text:style-name="P7"/>
      <text:p text:style-name="P6"><text:span text:style-name="T26">w</text:span><text:span text:style-name="T6">21</text:span><text:span text:style-name="T26">x</text:span><text:span text:style-name="T6">1</text:span><text:span text:style-name="T26"> + w</text:span><text:span text:style-name="T6">22</text:span><text:span text:style-name="T26">x</text:span><text:span text:style-name="T6">2</text:span><text:span text:style-name="T26"> + … </text:span></text:p>
      <text:p text:style-name="P7"/>
      <text:p text:style-name="P7">Wx + b = Input. See notebook.</text:p>
      <text:p text:style-name="P7"/>
      <text:p text:style-name="P6"><text:span text:style-name="T26">W</text:span><text:span text:style-name="T6">i</text:span><text:span text:style-name="T26"> * x</text:span><text:span text:style-name="T6">0</text:span><text:span text:style-name="T26"> + b</text:span><text:span text:style-name="T6">1</text:span><text:span text:style-name="T26"> = x</text:span><text:span text:style-name="T6">1</text:span></text:p>
      <text:p text:style-name="P7"/>
      <text:p text:style-name="P7">Output:</text:p>
      <text:p text:style-name="P6"><text:span text:style-name="T26">O</text:span><text:span text:style-name="T6">1</text:span><text:span text:style-name="T26"> = sigmoid (x</text:span><text:span text:style-name="T6">1</text:span><text:span text:style-name="T26">)</text:span></text:p>
      <text:p text:style-name="P6"><text:span text:style-name="T26">This is for one layer. This output is the input for the next layer, which has an output that's the input for the next layer, and so on. In the final layer, the output is the </text:span><text:span text:style-name="T25">SoftMax</text:span><text:span text:style-name="T26">.</text:span></text:p>
      <text:p text:style-name="P7"/>
      <text:p text:style-name="P6"><text:span text:style-name="T26">What we did in SoftMax is O</text:span><text:span text:style-name="T6">1</text:span><text:span text:style-name="T26"> = σ(x</text:span><text:span text:style-name="T6">1</text:span><text:span text:style-name="T26">)</text:span></text:p>
      <text:p text:style-name="P7"/>
      <text:p text:style-name="P7"/>
      <text:p text:style-name="P7"/>
      <text:p text:style-name="P23">Tuesday</text:p>
      <text:p text:style-name="P13">Week 10</text:p>
      <text:p text:style-name="P13">3-21-17</text:p>
      <text:p text:style-name="Standard"/>
      <text:p text:style-name="P7">Project is extended until next Tuesday</text:p>
      <text:p text:style-name="P7"/>
      <text:p text:style-name="P7">Rest of projects are 45% of the overall project grade (which is 50% of the grade)</text:p>
      <text:p text:style-name="P27"/>
      <text:p text:style-name="P7"/>
      <text:p text:style-name="P9">Single unit neural networks</text:p>
      <text:p text:style-name="P7"/>
      <text:p text:style-name="P7">See Picture A</text:p>
      <text:p text:style-name="P7"/>
      <text:list xml:id="list5625363040952336886" text:style-name="L2">
        <text:list-item>
          <text:p text:style-name="P36">Perceptron</text:p>
        </text:list-item>
      </text:list>
      <text:list xml:id="list6661847848440394092" text:style-name="L3">
        <text:list-item>
          <text:p text:style-name="P37">y = f(u) =</text:p>
          <text:list>
            <text:list-item>
              <text:p text:style-name="P37">1 if u &gt; 0</text:p>
            </text:list-item>
            <text:list-item>
              <text:p text:style-name="P37">0 otherwise</text:p>
            </text:list-item>
            <text:list-item>
              <text:p text:style-name="P37">(This is step function)</text:p>
            </text:list-item>
          </text:list>
        </text:list-item>
      </text:list>
      <text:list xml:id="list2476279751934524189" text:style-name="L4">
        <text:list-item>
          <text:p text:style-name="P38">Logistic funtion</text:p>
          <text:list>
            <text:list-item>
              <text:p text:style-name="P49"><text:span text:style-name="T19">y = f(u) = σ(u) = 1/(1 + e</text:span><text:span text:style-name="T13">-u</text:span><text:span text:style-name="T19">)</text:span></text:p>
            </text:list-item>
          </text:list>
        </text:list-item>
      </text:list>
      <text:p text:style-name="P7"/>
      <text:p text:style-name="P7">σ'(u) = σ(u)(1 – σ(u))</text:p>
      <text:p text:style-name="P7"/>
      <text:p text:style-name="P8">dy/du = y(1 – 1)</text:p>
      <text:p text:style-name="P27"/>
      <text:p text:style-name="P7"/>
      <text:p text:style-name="P7">Goal: How to learn w given some data points of (x, y)?</text:p>
      <text:p text:style-name="P7"/>
      <text:p text:style-name="P7">We want to get the right value of w.</text:p>
      <text:p text:style-name="P7"/>
      <text:p text:style-name="P7">One way is to:</text:p>
      <text:list xml:id="list9028232828511830862" text:style-name="L5">
        <text:list-item>
          <text:p text:style-name="P39">Define an error function</text:p>
        </text:list-item>
        <text:list-item>
          <text:p text:style-name="P50"><text:span text:style-name="T21">Learn the w</text:span><text:span text:style-name="T5">i</text:span><text:span text:style-name="T21">'s that minimizes the error</text:span></text:p>
        </text:list-item>
      </text:list>
      <text:p text:style-name="P7"/>
      <text:p text:style-name="P10"><text:span text:style-name="T21">E = 1/2(t – y)</text:span><text:span text:style-name="T14">2</text:span></text:p>
      <text:p text:style-name="P7"/>
      <text:p text:style-name="P7">where y is the output given by the current neural network (We have neural network with some w)</text:p>
      <text:p text:style-name="P7">t is the gold standard output (what it should be)</text:p>
      <text:p text:style-name="P27"/>
      <text:p text:style-name="P7"/>
      <text:list xml:id="list5804520672111566417" text:style-name="L6">
        <text:list-item>
          <text:p text:style-name="P40">Minimizing a function</text:p>
        </text:list-item>
        <text:list-item>
          <text:p text:style-name="P74"><text:span text:style-name="T29">Method that is often used is called </text:span><text:span text:style-name="T30">gradient descent</text:span></text:p>
        </text:list-item>
      </text:list>
      <text:p text:style-name="Standard"/>
      <text:p text:style-name="Standard"><text:span text:style-name="T29">Very, very, </text:span><text:span text:style-name="T32">very</text:span><text:span text:style-name="T29"> basic version of gradient descent:</text:span></text:p>
      <text:p text:style-name="P7"/>
      <text:p text:style-name="P7">Newton Raphson method is used to find the zeroes of a function.</text:p>
      <text:p text:style-name="P7">y = f(x)</text:p>
      <text:p text:style-name="P7"><text:soft-page-break/>finding at what value of x that f(x) = 0.</text:p>
      <text:p text:style-name="P7"/>
      <text:p text:style-name="P7">Picture B</text:p>
      <text:p text:style-name="P7"/>
      <text:p text:style-name="Standard"><text:span text:style-name="T29">f’(x</text:span><text:span text:style-name="T8">1</text:span><text:span text:style-name="T29">) = tan θ = f(x</text:span><text:span text:style-name="T8">1</text:span><text:span text:style-name="T29">)/(x</text:span><text:span text:style-name="T8">1</text:span><text:span text:style-name="T29"> – x</text:span><text:span text:style-name="T8">2</text:span><text:span text:style-name="T29">)</text:span></text:p>
      <text:p text:style-name="P7"/>
      <text:p text:style-name="Standard"><text:span text:style-name="T29">x</text:span><text:span text:style-name="T8">1</text:span><text:span text:style-name="T29"> – x</text:span><text:span text:style-name="T8">2</text:span><text:span text:style-name="T29"> = f(x</text:span><text:span text:style-name="T8">1</text:span><text:span text:style-name="T29">)/f’(x</text:span><text:span text:style-name="T8">1</text:span><text:span text:style-name="T29">) </text:span></text:p>
      <text:p text:style-name="P7"/>
      <text:p text:style-name="Standard"><text:span text:style-name="T29">x</text:span><text:span text:style-name="T8">2</text:span><text:span text:style-name="T29"> = x</text:span><text:span text:style-name="T8">1</text:span><text:span text:style-name="T29"> – f(x</text:span><text:span text:style-name="T8">1</text:span><text:span text:style-name="T29">)/f’(x</text:span><text:span text:style-name="T8">1</text:span><text:span text:style-name="T29">)</text:span></text:p>
      <text:p text:style-name="P27"/>
      <text:p text:style-name="P7"/>
      <text:p text:style-name="P7">To minimize the function f, we would like to find where f’(x) = 0.</text:p>
      <text:p text:style-name="P7"/>
      <text:p text:style-name="Standard"><text:span text:style-name="T29">x</text:span><text:span text:style-name="T8">2</text:span><text:span text:style-name="T29"> = x</text:span><text:span text:style-name="T8">1</text:span><text:span text:style-name="T29"> – f’(x</text:span><text:span text:style-name="T8">1</text:span><text:span text:style-name="T29">)/f’’(x</text:span><text:span text:style-name="T8">1</text:span><text:span text:style-name="T29">)</text:span></text:p>
      <text:p text:style-name="P7"/>
      <text:p text:style-name="Standard"><text:span text:style-name="T29">x</text:span><text:span text:style-name="T8">2</text:span><text:span text:style-name="T29"> = x</text:span><text:span text:style-name="T8">1</text:span><text:span text:style-name="T29"> – del(f(x</text:span><text:span text:style-name="T8">1</text:span><text:span text:style-name="T29">)) * 1/f’’(x</text:span><text:span text:style-name="T8">1</text:span><text:span text:style-name="T29">)</text:span></text:p>
      <text:p text:style-name="P7"/>
      <text:p text:style-name="P7">upside down Δ = del nabla</text:p>
      <text:p text:style-name="P7"/>
      <text:p text:style-name="Standard"><text:span text:style-name="T29">1/f’’(x</text:span><text:span text:style-name="T8">1</text:span><text:span text:style-name="T29">) = hessian</text:span></text:p>
      <text:p text:style-name="P7"/>
      <text:p text:style-name="Standard"><text:span text:style-name="T29">x</text:span><text:span text:style-name="T8">2</text:span><text:span text:style-name="T29"> = x</text:span><text:span text:style-name="T8">1</text:span><text:span text:style-name="T29"> – eta del f(x</text:span><text:span text:style-name="T8">1</text:span><text:span text:style-name="T29">)</text:span></text:p>
      <text:p text:style-name="P7"/>
      <text:p text:style-name="P7">Picture C is gradient Descent</text:p>
      <text:p text:style-name="P27"/>
      <text:p text:style-name="P7"/>
      <text:p text:style-name="Standard"><text:span text:style-name="T29">Minimize E = ½ (t – y)</text:span><text:span text:style-name="T16">2</text:span></text:p>
      <text:p text:style-name="P7"/>
      <text:p text:style-name="P7">Find new values of w to minimize the error</text:p>
      <text:p text:style-name="P7"/>
      <text:p text:style-name="Standard"><text:span text:style-name="T29">δE/δw</text:span><text:span text:style-name="T8">1</text:span><text:span text:style-name="T29"> = δE</text:span></text:p>
      <text:p text:style-name="P7"/>
      <text:p text:style-name="P7">Picture D</text:p>
      <text:p text:style-name="P7"/>
      <text:p text:style-name="P7">Next class will do a two-layer network.</text:p>
      <text:p text:style-name="P27"/>
      <text:p text:style-name="P7"/>
      <text:p text:style-name="P7">Exam:</text:p>
      <text:p text:style-name="P7"/>
      <text:list xml:id="list1961154578611265359" text:style-name="L7">
        <text:list-item>
          <text:p text:style-name="P41">It can learn knowledge and reason with knowledge</text:p>
        </text:list-item>
      </text:list>
      <text:list xml:id="list6738422870086491024" text:style-name="L8">
        <text:list-item>
          <text:p text:style-name="P42">DFS minimum = d*b</text:p>
          <text:list>
            <text:list-item>
              <text:p text:style-name="P52"><text:span text:style-name="T29">Note: Question was how many are put in the </text:span><text:span text:style-name="T30">list</text:span></text:p>
            </text:list-item>
          </text:list>
        </text:list-item>
      </text:list>
      <text:p text:style-name="P7"/>
      <text:p text:style-name="P7">7. F, F, T, F</text:p>
      <text:p text:style-name="P7">9.</text:p>
      <text:p text:style-name="P7"/>
      <text:p text:style-name="P7">Answer for questions 2, 9, 11 will be posted online. See Back of notebook page to get how it's started.</text:p>
      <text:p text:style-name="P7"/>
      <text:p text:style-name="P23">Thursday</text:p>
      <text:p text:style-name="P13">Week 10</text:p>
      <text:p text:style-name="P13">3-23-17</text:p>
      <text:p text:style-name="Standard"/>
      <text:p text:style-name="P9">Multi-layer and Multiunit Networks</text:p>
      <text:p text:style-name="P7"/>
      <text:p text:style-name="P7">Input Layer:</text:p>
      <text:p text:style-name="P7">See paper notes</text:p>
      <text:p text:style-name="P7"/>
      <text:p text:style-name="P7">Difference between Softmax and Sigmoid and the purpose of them???</text:p>
      <text:p text:style-name="P27"/>
      <text:p text:style-name="P7"/>
      <text:p text:style-name="P7">Word2vec</text:p>
      <text:p text:style-name="P7"/>
      <text:p text:style-name="P7">Takes words, converts to vector.</text:p>
      <text:p text:style-name="P7"/>
      <text:p text:style-name="P8">Important that we understand correspondence in the picture A</text:p>
      <text:p text:style-name="P7"/>
      <text:p text:style-name="P7">Look at picture, try to come up with Matrix formulas on own from that. ???</text:p>
      <text:p text:style-name="P27"/>
      <text:p text:style-name="P7"/>
      <text:p text:style-name="P7">Differentiation and chain rule</text:p>
      <text:p text:style-name="P7"/>
      <text:list xml:id="list1782985538030827155" text:style-name="L9">
        <text:list-item>
          <text:p text:style-name="P43">Single variable case:</text:p>
          <text:list>
            <text:list-item>
              <text:p text:style-name="P43">If z = f(y) and y = g(x)</text:p>
            </text:list-item>
            <text:list-item>
              <text:p text:style-name="P43">Then δz/δx = δz/δy</text:p>
            </text:list-item>
          </text:list>
        </text:list-item>
      </text:list>
      <text:p text:style-name="P7"/>
      <text:p text:style-name="P7">See paper notes</text:p>
      <text:p text:style-name="P7"/>
      <text:p text:style-name="P10"><text:span text:style-name="T21">y</text:span><text:span text:style-name="T5">j</text:span><text:span text:style-name="T21"> = σ(u</text:span><text:span text:style-name="T5">j</text:span><text:span text:style-name="T21">')</text:span></text:p>
      <text:p text:style-name="P10"><text:span text:style-name="T21">u</text:span><text:span text:style-name="T5">j</text:span><text:span text:style-name="T21">' = Σ of i from 1 to N of w</text:span><text:span text:style-name="T5">ij</text:span><text:span text:style-name="T21">'*h</text:span><text:span text:style-name="T5">i</text:span></text:p>
      <text:p text:style-name="P10"><text:span text:style-name="T21">h</text:span><text:span text:style-name="T5">i</text:span><text:span text:style-name="T21"> = σ(u</text:span><text:span text:style-name="T5">i</text:span><text:span text:style-name="T21">)</text:span></text:p>
      <text:p text:style-name="P10"><text:span text:style-name="T21">u</text:span><text:span text:style-name="T5">i</text:span><text:span text:style-name="T21"> = Σ from j = 1 to K of w</text:span><text:span text:style-name="T5">ji</text:span><text:span text:style-name="T21">x</text:span><text:span text:style-name="T5">j</text:span></text:p>
      <text:p text:style-name="P7"/>
      <text:p text:style-name="Standard"><text:span text:style-name="T29">w</text:span><text:span text:style-name="T8">ij</text:span><text:span text:style-name="T29">'</text:span><text:span text:style-name="T16">new</text:span><text:span text:style-name="T29"> = w</text:span><text:span text:style-name="T8">ij</text:span><text:span text:style-name="T29">'</text:span><text:span text:style-name="T16">old</text:span><text:span text:style-name="T29"> = </text:span><text:span text:style-name="T41">η</text:span><text:span text:style-name="T21"> </text:span><text:span text:style-name="T29">(δE/ δw</text:span><text:span text:style-name="T8">ij</text:span><text:span text:style-name="T29">')</text:span></text:p>
      <text:p text:style-name="P7"/>
      <text:p text:style-name="P14"><text:span text:style-name="T29">δy</text:span><text:span text:style-name="T43">j</text:span><text:span text:style-name="T29">/δu</text:span><text:span text:style-name="T43">j</text:span><text:span text:style-name="T29"> </text:span></text:p>
      <text:p text:style-name="P7"/>
      <text:p text:style-name="P7"/>
      <text:p text:style-name="P7"/>
      <text:p text:style-name="P7"/>
      <text:p text:style-name="P23">Tuesday</text:p>
      <text:p text:style-name="P13">Week 11</text:p>
      <text:p text:style-name="P13">3-28-17</text:p>
      <text:p text:style-name="Standard"/>
      <text:p text:style-name="P8">Exam Note:<text:span text:style-name="T1"> Memorize derivatives fr gradient descent. See previous class's paper notes.</text:span></text:p>
      <text:p text:style-name="P27"/>
      <text:p text:style-name="P7"/>
      <text:p text:style-name="P8">Natural Language Processing</text:p>
      <text:p text:style-name="P7"/>
      <text:p text:style-name="P7">When we read something, and it doesn't quite sound right, it's because we've read so much that we've learned what sounds right and what doesn't.</text:p>
      <text:p text:style-name="P7"/>
      <text:p text:style-name="P7">Winograd challenge:</text:p>
      <text:p text:style-name="P7"/>
      <text:p text:style-name="P7">There are text/questions, and people are challenged to answer them correctly.</text:p>
      <text:p text:style-name="P7"/>
      <text:p text:style-name="P7">Questions:</text:p>
      <text:p text:style-name="P7">John could not lift his son because he was so weak. Who is so weak?</text:p>
      <text:p text:style-name="P7">John could not lift his son because he was so heavy. Who is so heavy?</text:p>
      <text:p text:style-name="P7"/>
      <text:p text:style-name="P7">In the first one, we know the answer is John. But what is the reasoning process that tells us this?</text:p>
      <text:p text:style-name="P7">We have knowledge about the action of lifting. We know that you cannot be too weak to lift.</text:p>
      <text:p text:style-name="P7"/>
      <text:p text:style-name="P7">Similarly, we know the son is so heavy because we know lifting heavy things is difficult.</text:p>
      <text:p text:style-name="P7"/>
      <text:p text:style-name="P7">We have knowledge about lifting, weakness, and heaviness.</text:p>
      <text:p text:style-name="P7"/>
      <text:p text:style-name="P7">Answering these questions isn't about probability, it's about having knowledge and reasoning with that knowledge.</text:p>
      <text:p text:style-name="P7"/>
      <text:p text:style-name="P7">One big challenge is “Where do we get this knowledge?”</text:p>
      <text:p text:style-name="P7"/>
      <text:p text:style-name="P7">How do we get knowledge from various places? And how do we apply this knowledge to use logic?</text:p>
      <text:p text:style-name="P7"/>
      <text:p text:style-name="P7">Another example is the muppet logic puzzle used towards the beginning of the class.</text:p>
      <text:p text:style-name="P7"/>
      <text:p text:style-name="P7">We could solve this using tables and sets. But we need some kind of reasoning.</text:p>
      <text:p text:style-name="P7"/>
      <text:p text:style-name="P7">Another example is 15 puzzles (that is, sliding block puzzles).</text:p>
      <text:p text:style-name="P7">Also, Block World problem.</text:p>
      <text:p text:style-name="P7">Another example is the river crossing puzzle getting a goat, wolf, and cabbage across when you can only bring one item per trip.</text:p>
      <text:p text:style-name="P7">Sudoku is yet another example.</text:p>
      <text:p text:style-name="P7"/>
      <text:p text:style-name="P8"><text:span text:style-name="T1">We can solve all of these with </text:span>AnswerSet Programming<text:span text:style-name="T1">.</text:span></text:p>
      <text:p text:style-name="P27"/>
      <text:p text:style-name="P7"/>
      <text:p text:style-name="P7">Working with “ASP Slides-v2(1).pptx”</text:p>
      <text:p text:style-name="P9"><text:soft-page-break/>Propositional Logic:</text:p>
      <text:p text:style-name="P7"/>
      <text:list xml:id="list270905072440620625" text:style-name="L10">
        <text:list-item>
          <text:p text:style-name="P44">Proposition : p, q, …</text:p>
        </text:list-item>
        <text:list-item>
          <text:p text:style-name="P44">Connection: and, or, not, etc. See paper notes.</text:p>
        </text:list-item>
      </text:list>
      <text:p text:style-name="P7"/>
      <text:p text:style-name="P7">p =&gt; q ≡ ~p OR q</text:p>
      <text:p text:style-name="P7">p &lt;=&gt; q ≡ (p =&gt; q) AND (q =&gt; p)</text:p>
      <text:p text:style-name="P7">p =&gt; q ≡ ~q =&gt; ~p</text:p>
      <text:p text:style-name="P7"/>
      <text:p text:style-name="P7">p – I was hungry.</text:p>
      <text:p text:style-name="P7">q – I ate the cookie.</text:p>
      <text:p text:style-name="P7"/>
      <text:p text:style-name="P27"/>
      <text:p text:style-name="P7"/>
      <text:p text:style-name="P9">First-order logic:</text:p>
      <text:p text:style-name="P7"/>
      <text:p text:style-name="P7">All birds fly.</text:p>
      <text:p text:style-name="P7"/>
      <text:p text:style-name="P7">∀x bird(x) =&gt; fly(x)</text:p>
      <text:p text:style-name="P7">Some birds fly =&gt; ∃x bird(x) AND fly(x)</text:p>
      <text:p text:style-name="P7">Tweety is a bird. =&gt; bird(Tweety)</text:p>
      <text:p text:style-name="P7"/>
      <text:p text:style-name="P7">Syntax:</text:p>
      <text:list xml:id="list8509376426679686589" text:style-name="L11">
        <text:list-item>
          <text:p text:style-name="P45">Predicates:</text:p>
          <text:list>
            <text:list-item>
              <text:p text:style-name="P45">Bird</text:p>
            </text:list-item>
            <text:list-item>
              <text:p text:style-name="P45">Fly</text:p>
            </text:list-item>
          </text:list>
        </text:list-item>
        <text:list-item>
          <text:p text:style-name="P45">Variables</text:p>
          <text:list>
            <text:list-item>
              <text:p text:style-name="P45">x</text:p>
            </text:list-item>
          </text:list>
        </text:list-item>
        <text:list-item>
          <text:p text:style-name="P45">Constants</text:p>
          <text:list>
            <text:list-item>
              <text:p text:style-name="P45">Tweety</text:p>
            </text:list-item>
          </text:list>
        </text:list-item>
        <text:list-item>
          <text:p text:style-name="P45">Quantifiers</text:p>
          <text:list>
            <text:list-item>
              <text:p text:style-name="P45">∀</text:p>
            </text:list-item>
            <text:list-item>
              <text:p text:style-name="P45">∃</text:p>
            </text:list-item>
          </text:list>
        </text:list-item>
        <text:list-item>
          <text:p text:style-name="P45">Connectives:</text:p>
          <text:list>
            <text:list-item>
              <text:p text:style-name="P45">AND</text:p>
            </text:list-item>
            <text:list-item>
              <text:p text:style-name="P45">OR</text:p>
            </text:list-item>
            <text:list-item>
              <text:p text:style-name="P45">NOT</text:p>
            </text:list-item>
            <text:list-item>
              <text:p text:style-name="P45">IMPLIES</text:p>
            </text:list-item>
            <text:list-item>
              <text:p text:style-name="P45">IFF</text:p>
            </text:list-item>
          </text:list>
        </text:list-item>
      </text:list>
      <text:p text:style-name="P27"/>
      <text:p text:style-name="P7"/>
      <text:p text:style-name="P7">Is First-Order Logic (FOL) the knowledge calculator that we are looking for?</text:p>
      <text:p text:style-name="P7"/>
      <text:p text:style-name="Standard"><text:span text:style-name="T29">Well, “All birds fly” is not correct. “Some birds fly” doesn't work, because it implies less fly than actually do. Truthfully, “</text:span><text:span text:style-name="T32">Most</text:span><text:span text:style-name="T29"> birds fly.”</text:span></text:p>
      <text:p text:style-name="P7"/>
      <text:p text:style-name="Standard"><text:span text:style-name="T29">How would we express this knowledge? This is actually difficult. People worked on it for many years, </text:span><text:soft-page-break/><text:span text:style-name="T29">because math doesn't allow for “mostly” true things. Either it's always true, or it's always false.</text:span></text:p>
      <text:p text:style-name="P7"/>
      <text:p text:style-name="P7">Side note: In 1980, the AI Journal had 4 different proposals of what to do:</text:p>
      <text:list xml:id="list4543395529844029519" text:style-name="L12">
        <text:list-item>
          <text:p text:style-name="P46">Default Logic</text:p>
        </text:list-item>
        <text:list-item>
          <text:p text:style-name="P46">Circumscription</text:p>
        </text:list-item>
        <text:list-item>
          <text:p text:style-name="P46">non-monotonic model logic</text:p>
        </text:list-item>
        <text:list-item>
          <text:p text:style-name="P46">auto-epistomic logic</text:p>
        </text:list-item>
      </text:list>
      <text:p text:style-name="P7"/>
      <text:p text:style-name="P7">We won't be studying those. None of them survived. There are no systems based on them.</text:p>
      <text:p text:style-name="P7"/>
      <text:p text:style-name="Standard"><text:span text:style-name="T29">What has survived is </text:span><text:span text:style-name="T30">Answer Set Programming</text:span><text:span text:style-name="T29">.</text:span></text:p>
      <text:p text:style-name="P7"/>
      <text:p text:style-name="P7">If you cannot find it, it's false. Using a real-world example: if you ask, “Is there a direct flight from Phoenix to Paris,” a travel agent will conclude there is not one because they can't find it, not because they were told there isn't one. This is how the “not” works.</text:p>
      <text:p text:style-name="P7"/>
      <text:p text:style-name="P7">In AnswerSet, if we have no knowledge of a thing, we assume it's false.</text:p>
      <text:p text:style-name="P7"/>
      <text:p text:style-name="P7">a AND ¬b =&gt; c</text:p>
      <text:p text:style-name="P7">a =&gt; c</text:p>
      <text:p text:style-name="P7"/>
      <text:p text:style-name="P7">This is different from normal not.</text:p>
      <text:p text:style-name="P7"/>
      <text:p text:style-name="P11">a</text:p>
      <text:p text:style-name="P11">c :- a, not b.</text:p>
      <text:p text:style-name="P7"/>
      <text:p text:style-name="P7">Answer set output is {c, a}, because a is true and c has no knowledge of b, so it's assumed to be true.</text:p>
      <text:p text:style-name="P7"/>
      <text:p text:style-name="P7">-Normally, birds fly</text:p>
      <text:p text:style-name="P7">-Normally, something happens, but there are some exceptions.</text:p>
      <text:p text:style-name="P7"/>
      <text:p text:style-name="P7">How do we do this in ASP? (Note: “:-” is equivalent to “←”)</text:p>
      <text:p text:style-name="P7"/>
      <text:p text:style-name="P11">fly(x) :- bird(x), not abnormal(x).</text:p>
      <text:p text:style-name="P11">bird(Tweety).</text:p>
      <text:p text:style-name="P11">bird(Skippy).</text:p>
      <text:p text:style-name="P11">ab(Skippy).</text:p>
      <text:p text:style-name="P7"/>
      <text:p text:style-name="P7">Output:</text:p>
      <text:p text:style-name="P11"/>
      <text:p text:style-name="P11">ab(Skippy)</text:p>
      <text:p text:style-name="P11">bird(Skippy)</text:p>
      <text:p text:style-name="P11">bird(Tweety)</text:p>
      <text:p text:style-name="P11">fly(Tweety)</text:p>
      <text:p text:style-name="P7"/>
      <text:p text:style-name="P7">Skippy is not listed as a flier, because it's abnormal. Tweety is listed as a flyer, because it was not listed as abnormal.</text:p>
      <text:p text:style-name="P7"/>
      <text:p text:style-name="P7">Can also do</text:p>
      <text:p text:style-name="P7"><text:soft-page-break/></text:p>
      <text:p text:style-name="P11">fly(x) :- bird(x), not abnormal(x).</text:p>
      <text:p text:style-name="P11">bird(Tweety).</text:p>
      <text:p text:style-name="P11">bird(Skippy).</text:p>
      <text:p text:style-name="P11">ab(X) :- penguin(X).</text:p>
      <text:p text:style-name="P11">penguin(Skippy).</text:p>
      <text:p text:style-name="P7"/>
      <text:p text:style-name="P7">Output:</text:p>
      <text:p text:style-name="P7"/>
      <text:p text:style-name="P11">penguin(Skippy)</text:p>
      <text:p text:style-name="P11">ab(Skippy)</text:p>
      <text:p text:style-name="P11">bird(Skippy)</text:p>
      <text:p text:style-name="P11">bird(Tweety)</text:p>
      <text:p text:style-name="P11">fly(Tweety)</text:p>
      <text:p text:style-name="P7"/>
      <text:p text:style-name="P7">Note that unlike with Prolog, the order doesn't matter. We can have facts and rules mixed together.</text:p>
      <text:p text:style-name="P7"/>
      <text:p text:style-name="P7">If we want to find out what does not fly:</text:p>
      <text:p text:style-name="P7"/>
      <text:p text:style-name="P11">fly(x) :- bird(x), not abnormal(x).</text:p>
      <text:p text:style-name="P11">bird(Tweety).</text:p>
      <text:p text:style-name="P11">bird(Skippy).</text:p>
      <text:p text:style-name="P11">ab(X) :- penguin(X).</text:p>
      <text:p text:style-name="P11">penguin(Skippy).</text:p>
      <text:p text:style-name="P11">ans(X) :- bird(X), not fly(X).</text:p>
      <text:p text:style-name="P11"/>
      <text:p text:style-name="P11">%to hide non-answers</text:p>
      <text:p text:style-name="P11">hide bird(X).</text:p>
      <text:p text:style-name="P11">hide ab(X).</text:p>
      <text:p text:style-name="P11">hide fly(X).</text:p>
      <text:p text:style-name="P11">hide penguin(X).</text:p>
      <text:p text:style-name="P11">% Note: There is a command to hide everything except answer at once</text:p>
      <text:p text:style-name="P11">% Have to look it up</text:p>
      <text:p text:style-name="P7"/>
      <text:p text:style-name="P7">Output:</text:p>
      <text:p text:style-name="P7"/>
      <text:p text:style-name="P11">ans(Skippy)</text:p>
      <text:p text:style-name="P27"/>
      <text:p text:style-name="P7"/>
      <text:p text:style-name="P30">Syntax of Answet Set Programs:</text:p>
      <text:p text:style-name="P30"/>
      <text:p text:style-name="P30">A collection of rules of the form</text:p>
      <text:p text:style-name="P30"/>
      <text:p text:style-name="P31">a :- b1, …, bm, not c1, …, not cn.</text:p>
      <text:p text:style-name="P30"/>
      <text:p text:style-name="P30">where a, b1, …, bm, c1, …, cn are “atoms.”</text:p>
      <text:p text:style-name="P30"/>
      <text:p text:style-name="P31"><text:span text:style-name="T42">Examples of atoms: </text:span>p(X, Y)<text:span text:style-name="T42"> or </text:span>p(a, X)<text:span text:style-name="T42"> or </text:span>q(X, Y, c).</text:p>
      <text:p text:style-name="P30"/>
      <text:p text:style-name="P30"><text:soft-page-break/>Simple meaning of a rule:</text:p>
      <text:p text:style-name="P31">a :- b1, …, bm, not c1, …, not cn.</text:p>
      <text:p text:style-name="P30">=&gt; “If b1, …, bm are true, and c1, …, cn can assumed to be false (there is no way to prove them to be true), then a is true.”</text:p>
      <text:p text:style-name="P30"/>
      <text:p text:style-name="P30">There are some difficulties:</text:p>
      <text:p text:style-name="P30"/>
      <text:p text:style-name="P31">a :- not b.</text:p>
      <text:p text:style-name="P30">Here, there is no b, so we assume b to be false. Therefore, a is false.</text:p>
      <text:p text:style-name="P30"/>
      <text:p text:style-name="P30">If we have</text:p>
      <text:p text:style-name="P31">a :- not b.</text:p>
      <text:p text:style-name="P31">b.</text:p>
      <text:p text:style-name="P30">Then b is true, but a is false. Only answer set is b.</text:p>
      <text:p text:style-name="P30"/>
      <text:p text:style-name="P30">What about</text:p>
      <text:p text:style-name="P30"/>
      <text:p text:style-name="P31">a :- not b.</text:p>
      <text:p text:style-name="P31">b :- not a.</text:p>
      <text:p text:style-name="P30"/>
      <text:p text:style-name="P31"><text:span text:style-name="T42">With this, it will have two answer sets: One has a being true, the other has b being true. Answer is equivalent to </text:span>a | b<text:span text:style-name="T42">.</text:span></text:p>
      <text:p text:style-name="P30"/>
      <text:p text:style-name="P30">This is different from logical OR. This says one of them is true.</text:p>
      <text:p text:style-name="P30"/>
      <text:p text:style-name="P30">We could use</text:p>
      <text:p text:style-name="P31">1 { a, b} 1.</text:p>
      <text:p text:style-name="P30"/>
      <text:p text:style-name="P30">Numbers are lower bound and upper bound of how many items in each set.</text:p>
      <text:p text:style-name="P30"/>
      <text:p text:style-name="P31">1 {a, b, c} 2</text:p>
      <text:p text:style-name="P30"/>
      <text:p text:style-name="P30">This has 6 answer sets.</text:p>
      <text:p text:style-name="P30"/>
      <text:p text:style-name="P23">Thursday</text:p>
      <text:p text:style-name="P13">Week 11</text:p>
      <text:p text:style-name="P13">3-30-17</text:p>
      <text:p text:style-name="Standard"/>
      <text:p text:style-name="Standard">Final is optional. It corresponds to Test 1 and Test 2. You can take one. If you do better, then this grade replaces the one for the associated test. If you do well on both tests, you don't have to do the final.</text:p>
      <text:p text:style-name="P28"/>
      <text:p text:style-name="Standard"/>
      <text:p text:style-name="Standard">From ASP Slides, version 2 (14)</text:p>
      <text:p text:style-name="Standard"/>
      <text:list xml:id="list530011017732576576" text:style-name="L13">
        <text:list-item>
          <text:p text:style-name="P53">a :- b, c.</text:p>
          <text:list>
            <text:list-item>
              <text:p text:style-name="P57">In Answer Set Programming (ASP), order does not matter.</text:p>
            </text:list-item>
            <text:list-item>
              <text:p text:style-name="P57">This is identical to <text:span text:style-name="T44">a :- c, b.</text:span></text:p>
            </text:list-item>
          </text:list>
        </text:list-item>
        <text:list-item>
          <text:p text:style-name="P53">a :- b, c.<text:line-break/>a :- d.</text:p>
          <text:list>
            <text:list-item>
              <text:p text:style-name="P57">Order of the rules doesn't matter. Identical to:</text:p>
            </text:list-item>
            <text:list-item>
              <text:p text:style-name="P53">a :- d.<text:line-break/>a :- b, c.</text:p>
            </text:list-item>
          </text:list>
        </text:list-item>
      </text:list>
      <text:p text:style-name="P17"/>
      <text:p text:style-name="P17">Slide 15: ASP syntax</text:p>
      <text:p text:style-name="P17"/>
      <text:p text:style-name="P17">Slide 16: What can we conclude is true?</text:p>
      <text:p text:style-name="P17"/>
      <text:p text:style-name="P17">Program on left:</text:p>
      <text:list xml:id="list308966145696534511" text:style-name="L14">
        <text:list-item>
          <text:p text:style-name="P58">d is true.</text:p>
        </text:list-item>
        <text:list-item>
          <text:p text:style-name="P58">c is true because d is true.</text:p>
        </text:list-item>
        <text:list-item>
          <text:p text:style-name="P58">b is true because c is true.</text:p>
        </text:list-item>
        <text:list-item>
          <text:p text:style-name="P58">a is true because b is true.</text:p>
        </text:list-item>
        <text:list-item>
          <text:p text:style-name="P58">Unique answer set: {d, c, b, a}</text:p>
        </text:list-item>
      </text:list>
      <text:p text:style-name="P17">Program on Right:</text:p>
      <text:list xml:id="list37654313" text:continue-numbering="true" text:style-name="L14">
        <text:list-item>
          <text:p text:style-name="P58">d is true.</text:p>
        </text:list-item>
        <text:list-item>
          <text:p text:style-name="P58">b is true.</text:p>
        </text:list-item>
        <text:list-item>
          <text:p text:style-name="P58">c is true because b and d are true.</text:p>
        </text:list-item>
        <text:list-item>
          <text:p text:style-name="P58">a is false because e is not mentioned, so we assume it's false.</text:p>
        </text:list-item>
        <text:list-item>
          <text:p text:style-name="P58">Unique answer set: {d, c, b}</text:p>
        </text:list-item>
      </text:list>
      <text:p text:style-name="P17"/>
      <text:p text:style-name="P17">Slide 17:</text:p>
      <text:p text:style-name="P17">Left Program:</text:p>
      <text:list xml:id="list2787592147798837362" text:style-name="L15">
        <text:list-item>
          <text:p text:style-name="P59">c is true.</text:p>
        </text:list-item>
        <text:list-item>
          <text:p text:style-name="P59">We have nothing that says whether a or b are true, so we cannot determine if they are true with recursion. So they are false.</text:p>
        </text:list-item>
        <text:list-item>
          <text:p text:style-name="P59">Unique Answer Set: {c}</text:p>
        </text:list-item>
      </text:list>
      <text:p text:style-name="P17">Right Program:</text:p>
      <text:list xml:id="list6982882613746356976" text:style-name="L16">
        <text:list-item>
          <text:p text:style-name="P60">Unique Answer set: {p}</text:p>
        </text:list-item>
      </text:list>
      <text:p text:style-name="P17"/>
      <text:p text:style-name="P17">Slide 18:</text:p>
      <text:p text:style-name="P17">Left Program:</text:p>
      <text:list xml:id="list8668509946813706258" text:style-name="L17">
        <text:list-item>
          <text:p text:style-name="P61"><text:soft-page-break/>Unique Answer Set: {empty set}</text:p>
        </text:list-item>
      </text:list>
      <text:p text:style-name="P17">Right Program:</text:p>
      <text:list xml:id="list1085276841820571625" text:style-name="L18">
        <text:list-item>
          <text:p text:style-name="P62">par(a,b), par(b,c), par(c,d) are facts, so they are true.</text:p>
        </text:list-item>
        <text:list-item>
          <text:p text:style-name="P62">Answer Set: </text:p>
          <text:list>
            <text:list-item>
              <text:p text:style-name="P62">{par(a,b), par(b,c), par(c,d)</text:p>
              <text:list>
                <text:list-item>
                  <text:p text:style-name="P62">Because they are sets</text:p>
                </text:list-item>
              </text:list>
            </text:list-item>
            <text:list-item>
              <text:p text:style-name="P62">anc(a,b), anc(b,c), anc(c,d),</text:p>
              <text:list>
                <text:list-item>
                  <text:p text:style-name="P67"><text:span text:style-name="T42">Rule </text:span><text:span text:style-name="T44">anc(X,Y) :- par(X, Y)</text:span></text:p>
                </text:list-item>
              </text:list>
            </text:list-item>
            <text:list-item>
              <text:p text:style-name="P62">anc(a, c), anc(b, d)</text:p>
              <text:list>
                <text:list-item>
                  <text:p text:style-name="P67"><text:span text:style-name="T42">First go-through of </text:span><text:span text:style-name="T44">anc(X,Y) :- par(X, Z), anc(Z,Y)</text:span></text:p>
                </text:list-item>
              </text:list>
            </text:list-item>
            <text:list-item>
              <text:p text:style-name="P62">anc(a,d)}</text:p>
              <text:list>
                <text:list-item>
                  <text:p text:style-name="P67"><text:span text:style-name="T42">Second go-through of </text:span><text:span text:style-name="T44">anc(X,Y) :- par(X, Z), anc(Z,Y)</text:span></text:p>
                </text:list-item>
              </text:list>
            </text:list-item>
          </text:list>
        </text:list-item>
      </text:list>
      <text:p text:style-name="P7"/>
      <text:p text:style-name="P7">Slide 19:</text:p>
      <text:p text:style-name="P7">Option 2 is old, and no guarantee it'll work, but we can play with it anyway.</text:p>
      <text:p text:style-name="P7"/>
      <text:p text:style-name="P7">Slide 22:</text:p>
      <text:p text:style-name="P7">Zoned out while he talked.</text:p>
      <text:p text:style-name="P7">If the body is true, the head must be true???</text:p>
      <text:p text:style-name="P7"/>
      <text:p text:style-name="P7">Definition: Least Model</text:p>
      <text:p text:style-name="P7"/>
      <text:p text:style-name="P7">Slide 25:</text:p>
      <text:p text:style-name="P7">Very similar to slide 18, but orders have been switched. It should get the same answer. Note that Prolog would go into an infinite loop.</text:p>
      <text:p text:style-name="P7"/>
      <text:p text:style-name="P7">Slide 28:</text:p>
      <text:p text:style-name="P7">If the body is a subset of S, then the head must be in S.</text:p>
      <text:p text:style-name="P7"/>
      <text:p text:style-name="P8"><text:span text:style-name="T1">A model has to satisfy </text:span>all<text:span text:style-name="T1"> the rules of P.</text:span></text:p>
      <text:p text:style-name="P7"/>
      <text:p text:style-name="P8">Least Model:<text:span text:style-name="T1"> If it is the ???</text:span></text:p>
      <text:p text:style-name="P7">It's smaller than every other model. Smaller is defined in terms of subset.</text:p>
      <text:p text:style-name="P7">The unique answer set of an ASP P without not and without constraints is the least model of P.</text:p>
      <text:p text:style-name="P7"/>
      <text:p text:style-name="P7"/>
      <text:p text:style-name="P8">Final Exam Note:</text:p>
      <text:list xml:id="list3867396583395441142" text:style-name="L19">
        <text:list-item>
          <text:p text:style-name="P47">If asked to define the answer set: Write the four bullet points in this slide.</text:p>
        </text:list-item>
        <text:list-item>
          <text:p text:style-name="P47">If asked how to construct it:</text:p>
          <text:list>
            <text:list-item>
              <text:p text:style-name="P47">Start with empty set, then etc.</text:p>
            </text:list-item>
          </text:list>
        </text:list-item>
      </text:list>
      <text:p text:style-name="P7"/>
      <text:p text:style-name="P7">Slide 29:</text:p>
      <text:p text:style-name="P7"/>
      <text:p text:style-name="P7">Models:</text:p>
      <text:list xml:id="list324498943195126" text:style-name="L20">
        <text:list-item>
          <text:p text:style-name="P48">{}</text:p>
          <text:list>
            <text:list-item>
              <text:p text:style-name="P48">Not a model</text:p>
              <text:list>
                <text:list-item>
                  <text:p text:style-name="P48">Rule 2</text:p>
                </text:list-item>
              </text:list>
            </text:list-item>
          </text:list>
        </text:list-item>
        <text:list-item>
          <text:p text:style-name="P48"><text:soft-page-break/>{b}</text:p>
          <text:list>
            <text:list-item>
              <text:p text:style-name="P48">Not a model</text:p>
              <text:list>
                <text:list-item>
                  <text:p text:style-name="P48">Rule 4</text:p>
                </text:list-item>
              </text:list>
            </text:list-item>
          </text:list>
        </text:list-item>
        <text:list-item>
          <text:p text:style-name="P48">{b, d}</text:p>
          <text:list>
            <text:list-item>
              <text:p text:style-name="P48">No</text:p>
              <text:list>
                <text:list-item>
                  <text:p text:style-name="P48">Rule 3</text:p>
                </text:list-item>
              </text:list>
            </text:list-item>
          </text:list>
        </text:list-item>
        <text:list-item>
          <text:p text:style-name="P48">{b, d, c}</text:p>
          <text:list>
            <text:list-item>
              <text:p text:style-name="P48">Yes</text:p>
            </text:list-item>
            <text:list-item>
              <text:p text:style-name="P48">least</text:p>
            </text:list-item>
            <text:list-item>
              <text:p text:style-name="P48">Only answer set</text:p>
            </text:list-item>
          </text:list>
        </text:list-item>
        <text:list-item>
          <text:p text:style-name="P48">{b, d, c, e}</text:p>
          <text:list>
            <text:list-item>
              <text:p text:style-name="P48">No</text:p>
            </text:list-item>
          </text:list>
        </text:list-item>
        <text:list-item>
          <text:p text:style-name="P48">{b, d, c, e, a}</text:p>
          <text:list>
            <text:list-item>
              <text:p text:style-name="P48">Yes</text:p>
            </text:list-item>
          </text:list>
        </text:list-item>
      </text:list>
      <text:p text:style-name="P7"/>
      <text:p text:style-name="P7">{b, d, c} has the least amount of items in the set, so it is the least model, so it is the only answer set?</text:p>
      <text:p text:style-name="P7"/>
      <text:p text:style-name="P12"><text:span text:style-name="T31">Final Exam:</text:span><text:span text:style-name="T29"> “Is this a model or not?” “Is this a least model or not?”</text:span></text:p>
      <text:p text:style-name="P7"/>
      <text:p text:style-name="P7">Slide 30:</text:p>
      <text:p text:style-name="P12"><text:span text:style-name="T29">All are models, least answer set is </text:span><text:span text:style-name="T36">{}</text:span><text:span text:style-name="T29">.</text:span></text:p>
      <text:p text:style-name="P7"/>
      <text:p text:style-name="P7">Answer sets with “not.”</text:p>
      <text:p text:style-name="P7"/>
      <text:p text:style-name="P7">Slide 32:</text:p>
      <text:p text:style-name="P7">Left side:</text:p>
      <text:p text:style-name="P7">{c, d, a}</text:p>
      <text:p text:style-name="P7"/>
      <text:p text:style-name="P7">b cannot be true because c is true.</text:p>
      <text:p text:style-name="P7">a is true because b is not true.</text:p>
      <text:p text:style-name="P7"/>
      <text:p text:style-name="P7">Right side:</text:p>
      <text:p text:style-name="P7">{c, d}</text:p>
      <text:p text:style-name="P7"/>
      <text:p text:style-name="P7">b cannot be true because c is true.</text:p>
      <text:p text:style-name="P7">a cannot be true because d is true.</text:p>
      <text:p text:style-name="P27"/>
      <text:p text:style-name="P7"/>
      <text:p text:style-name="P7">Mild tangent:</text:p>
      <text:p text:style-name="P7"/>
      <text:p text:style-name="P8">Stratified</text:p>
      <text:p text:style-name="P7"/>
      <text:p text:style-name="P7">Layered (and therefore stratified)</text:p>
      <text:p text:style-name="P11">a :- not b.</text:p>
      <text:p text:style-name="P11">b :- c.</text:p>
      <text:p text:style-name="P11">c.</text:p>
      <text:p text:style-name="P11">d.</text:p>
      <text:p text:style-name="P7"><text:soft-page-break/></text:p>
      <text:p text:style-name="P7">Or:</text:p>
      <text:p text:style-name="P7"/>
      <text:p text:style-name="P11">a :- not b.</text:p>
      <text:p text:style-name="P11">b :- c, b.</text:p>
      <text:p text:style-name="P11">c.</text:p>
      <text:p text:style-name="P11">d.</text:p>
      <text:p text:style-name="P7"/>
      <text:p text:style-name="P7">Not layered (stratified)</text:p>
      <text:p text:style-name="P11">a :- not b</text:p>
      <text:p text:style-name="P11">b :- not a</text:p>
      <text:p text:style-name="P7"/>
      <text:p text:style-name="P15"><text:span text:style-name="T31">Definition:</text:span><text:span text:style-name="T29"> An ASP is </text:span><text:span text:style-name="T31">stratified</text:span><text:span text:style-name="T29"> if we can assign a level (or strata) to each rule such that for any rule</text:span></text:p>
      <text:list xml:id="list4289391187953100973" text:style-name="L21">
        <text:list-item>
          <text:p text:style-name="P68"><text:span text:style-name="T36">a :- b</text:span><text:span text:style-name="T9">1</text:span><text:span text:style-name="T36">, …, b</text:span><text:span text:style-name="T9">m</text:span><text:span text:style-name="T36">, not c</text:span><text:span text:style-name="T9">1</text:span><text:span text:style-name="T36">, …, c</text:span><text:span text:style-name="T9">n</text:span><text:span text:style-name="T36">.</text:span></text:p>
        </text:list-item>
        <text:list-item>
          <text:p text:style-name="P63"><text:span text:style-name="T33">strata(a) &gt; strata(c</text:span><text:span text:style-name="T7">i</text:span><text:span text:style-name="T33">)</text:span></text:p>
        </text:list-item>
        <text:list-item>
          <text:p text:style-name="P63"><text:span text:style-name="T33">strata(a) ≥ strata(b</text:span><text:span text:style-name="T7">j</text:span><text:span text:style-name="T33">)</text:span></text:p>
        </text:list-item>
      </text:list>
      <text:p text:style-name="P7"/>
      <text:p text:style-name="P7">Each rule is assigned a layer, and things to relies on to be true must be on the same level or lower, and things it relies on to be false must be strictly lower.</text:p>
      <text:p text:style-name="P7"/>
      <text:p text:style-name="P7">Example:</text:p>
      <text:p text:style-name="P11">a :- a, not c</text:p>
      <text:p text:style-name="P11">c.</text:p>
      <text:p text:style-name="P7"/>
      <text:p text:style-name="P17"><text:span text:style-name="T33">Layer 2: </text:span><text:span text:style-name="T36">a :- a, not c</text:span></text:p>
      <text:p text:style-name="P17"><text:span text:style-name="T33">Layer 1: </text:span><text:span text:style-name="T36">c.</text:span></text:p>
      <text:p text:style-name="P7"/>
      <text:p text:style-name="P17"><text:span text:style-name="T33">If an answer set is stratified, we get a </text:span><text:span text:style-name="T35">unique answer set</text:span><text:span text:style-name="T33">.</text:span></text:p>
      <text:p text:style-name="P27"/>
      <text:p text:style-name="P7"/>
      <text:p text:style-name="P7">Back to powerpoint.</text:p>
      <text:p text:style-name="P7"/>
      <text:p text:style-name="P7">Slide 33:</text:p>
      <text:p text:style-name="P18"><text:span text:style-name="T37">Use the alternative.</text:span><text:span text:style-name="T33"> We will try to avoid using the first option.</text:span></text:p>
      <text:p text:style-name="P7"/>
      <text:p text:style-name="P18"><text:span text:style-name="T36">1 {a, b} 1.</text:span><text:span text:style-name="T33"> is an example of a </text:span><text:span text:style-name="T34">cardinality constraint</text:span><text:span text:style-name="T33">.</text:span></text:p>
      <text:p text:style-name="P7"/>
      <text:p text:style-name="P7">It gives an upper and lower bound.</text:p>
      <text:p text:style-name="P7">In this, it says we need answer sets consisting of exactly one element from that set (as well as whatever else is true).</text:p>
      <text:p text:style-name="P7"/>
      <text:p text:style-name="P7">Left side:</text:p>
      <text:p text:style-name="P7">Answer set is {b}</text:p>
      <text:p text:style-name="P7">c cannot ever be true because we don't list it, so a can never be true, so b is true.</text:p>
      <text:p text:style-name="P7"/>
      <text:p text:style-name="P7">Slide 34:</text:p>
      <text:p text:style-name="P7">Not stratified. Has no answer sets.</text:p>
      <text:p text:style-name="P7"/>
      <text:p text:style-name="P7"><text:soft-page-break/>Right side: Try to use the alternative in this class.</text:p>
      <text:p text:style-name="P7">answer set :{b}</text:p>
      <text:p text:style-name="P7"/>
      <text:p text:style-name="P7">Syntax:</text:p>
      <text:p text:style-name="P11">:- a.</text:p>
      <text:p text:style-name="P7">If a is true, then discard it.</text:p>
      <text:p text:style-name="P7"/>
      <text:p text:style-name="P7">Skipping slide 35-43. Trying to avoid it in this class.</text:p>
      <text:p text:style-name="P7"/>
      <text:p text:style-name="P7">Slide 44:</text:p>
      <text:p text:style-name="P7">This says that a and b can each be true or false.</text:p>
      <text:p text:style-name="P7">Four answer sets:</text:p>
      <text:p text:style-name="P7">{b, a'}, {b, a}, {b', a'}, {b', a'}</text:p>
      <text:p text:style-name="P7"/>
      <text:p text:style-name="P7">Slide 45:</text:p>
      <text:p text:style-name="P7">Right side:</text:p>
      <text:p text:style-name="P7">3 answer sets</text:p>
      <text:p text:style-name="P7"/>
      <text:p text:style-name="P7">Went over slides quickly. Read it on own.</text:p>
      <text:p text:style-name="P7"/>
      <text:p text:style-name="P8">Prepositional formulas will be in quiz on Tuesday.</text:p>
      <text:p text:style-name="P23">Tuesday</text:p>
      <text:p text:style-name="P13">Week 12</text:p>
      <text:p text:style-name="P13">4-4-17</text:p>
      <text:p text:style-name="P21"/>
      <text:p text:style-name="P22">Type of question that could be asked on test:</text:p>
      <text:p text:style-name="P22">Define The unique answer set of an ASP P without not.</text:p>
      <text:p text:style-name="P29"/>
      <text:p text:style-name="P22"/>
      <text:p text:style-name="P22">Clingo:</text:p>
      <text:p text:style-name="P22">p(a; b; c). = p(a) p(c) p(b)</text:p>
      <text:p text:style-name="P22">p(a, b, c) = p(a, b, c)</text:p>
      <text:p text:style-name="P22"/>
      <text:p text:style-name="P22">q(d).</text:p>
      <text:p text:style-name="P22"/>
      <text:p text:style-name="P22">#hide q(X).</text:p>
      <text:p text:style-name="P22"/>
      <text:p text:style-name="P22">???</text:p>
      <text:p text:style-name="P29"/>
      <text:p text:style-name="P22"/>
      <text:p text:style-name="P22">Enumeration</text:p>
      <text:p text:style-name="P22"/>
      <text:p text:style-name="P16">p(a;b;c;d).</text:p>
      <text:p text:style-name="P22"/>
      <text:p text:style-name="P22">One answer set:</text:p>
      <text:p text:style-name="P16">p(a; b; c). = p(a) p(c) p(b) p(d)</text:p>
      <text:p text:style-name="P22"/>
      <text:p text:style-name="P22">If we have:</text:p>
      <text:p text:style-name="P22"/>
      <text:p text:style-name="P16">other_q(X) :- p(X), p(Y), q(Y), X != Y.</text:p>
      <text:p text:style-name="P16">q(X) :- p(X), not other_q(X).</text:p>
      <text:p text:style-name="P16"/>
      <text:p text:style-name="P16">#hide p(X)</text:p>
      <text:p text:style-name="P16">#hideother_q(X).</text:p>
      <text:p text:style-name="P22"/>
      <text:p text:style-name="P22">If we run this:</text:p>
      <text:p text:style-name="P22"/>
      <text:p text:style-name="P22">4 answer sets:</text:p>
      <text:list xml:id="list5953264774301073946" text:style-name="L22">
        <text:list-item>
          <text:p text:style-name="P69">q(b)</text:p>
        </text:list-item>
        <text:list-item>
          <text:p text:style-name="P69">q(c)</text:p>
        </text:list-item>
        <text:list-item>
          <text:p text:style-name="P69">q(d)</text:p>
        </text:list-item>
        <text:list-item>
          <text:p text:style-name="P69">q(a)</text:p>
        </text:list-item>
      </text:list>
      <text:p text:style-name="P22"/>
      <text:p text:style-name="P22">We will do this much more simply:</text:p>
      <text:p text:style-name="P22"/>
      <text:p text:style-name="P16">p(a;b;c;d).</text:p>
      <text:p text:style-name="P16">1 {q(X) : p(X) } 1.</text:p>
      <text:p text:style-name="P16">#hide p(X).</text:p>
      <text:p text:style-name="P19"/>
      <text:p text:style-name="P19">What about:</text:p>
      <text:p text:style-name="P19"><text:soft-page-break/></text:p>
      <text:p text:style-name="P16">p(a;b;c;d).</text:p>
      <text:p text:style-name="P16">0 { q(X) } 1 :- p(X).</text:p>
      <text:p text:style-name="P16">#hide p(X).</text:p>
      <text:p text:style-name="P19"/>
      <text:p text:style-name="P19">How many answer sets should we get?</text:p>
      <text:p text:style-name="P19"/>
      <text:p text:style-name="P19">We can either pick nothing from the set or one thing.</text:p>
      <text:p text:style-name="P16"><text:span text:style-name="T42">We should have 2</text:span><text:span text:style-name="T15">4</text:span><text:span text:style-name="T28"> answer sets.</text:span></text:p>
      <text:p text:style-name="P33"/>
      <text:p text:style-name="P33">If p(X) is true, then pick from that set</text:p>
      <text:p text:style-name="P33"/>
      <text:p text:style-name="P33">if X is a, then q(a), so we have a choice between an empty answer set or q(a).</text:p>
      <text:p text:style-name="P33"/>
      <text:p text:style-name="P33">Answer sets:</text:p>
      <text:p text:style-name="P33">q(a) is true or not true, q(b) is true or not true, q(c) is true or not true, q(d) is true or not true.</text:p>
      <text:p text:style-name="P33"/>
      <text:p text:style-name="P33">What if we add:</text:p>
      <text:p text:style-name="P33"/>
      <text:p text:style-name="P51">:- q(X), q(Y), X != Y.</text:p>
      <text:p text:style-name="P33"/>
      <text:p text:style-name="P33">If we have q(X) and q(Y), and X and Y are different, throw it away.</text:p>
      <text:p text:style-name="P33"/>
      <text:p text:style-name="P33">So now if it finds more than one answer, we should throw it away.</text:p>
      <text:p text:style-name="P33"/>
      <text:p text:style-name="P33">We'll have five answer sets: empty, q(a), q(b), q(c), and q(d).</text:p>
      <text:p text:style-name="P33"/>
      <text:p text:style-name="P33">How to get rid of empty answer set?</text:p>
      <text:p text:style-name="P16"/>
      <text:p text:style-name="P19">Bad syntax:</text:p>
      <text:p text:style-name="P16">:- not q(X).</text:p>
      <text:p text:style-name="P19"/>
      <text:p text:style-name="P19">Good syntax, but not what we want:</text:p>
      <text:p text:style-name="P16">:- p(X), not q(X).</text:p>
      <text:p text:style-name="P19"/>
      <text:p text:style-name="P19">Gives what we want:</text:p>
      <text:p text:style-name="P16">atleastone :- q(X).</text:p>
      <text:p text:style-name="P16">:- not atleastone.</text:p>
      <text:p text:style-name="P19"/>
      <text:p text:style-name="P16"><text:span text:style-name="T42">Now we have four answer sets: </text:span><text:span text:style-name="T28">q(a), q(b), q(c), and q(d).</text:span></text:p>
      <text:p text:style-name="P75"/>
      <text:p text:style-name="P33"/>
      <text:p text:style-name="P33">If we have:</text:p>
      <text:p text:style-name="P33"/>
      <text:p text:style-name="P51">p(a;b;c;d).</text:p>
      <text:p text:style-name="P51"/>
      <text:p text:style-name="P51">1 {q(X) : p(X) } 2.</text:p>
      <text:p text:style-name="P51"/>
      <text:p text:style-name="P51">#hide p(X).</text:p>
      <text:p text:style-name="P33"><text:soft-page-break/></text:p>
      <text:p text:style-name="P33">We have ????</text:p>
      <text:p text:style-name="P75"/>
      <text:p text:style-name="P33"/>
      <text:p text:style-name="P33">Slide: Enumeration and cardinality constructs - grounding</text:p>
      <text:p text:style-name="P33"/>
      <text:p text:style-name="P33">Assigning colors to nodes.</text:p>
      <text:p text:style-name="P33">Throw away ???</text:p>
      <text:p text:style-name="P33"/>
      <text:p text:style-name="P33">Suppose we have three colors and 3 vertices:</text:p>
      <text:p text:style-name="P33"/>
      <text:p text:style-name="P51">c(red; blue; green).</text:p>
      <text:p text:style-name="P51">v(1;2;3).</text:p>
      <text:p text:style-name="P51">1 { col(X, C) : c(C) } 1 :- v(X).</text:p>
      <text:p text:style-name="P51">1 { col(X, C) : v(C) } 1 :- c(X).</text:p>
      <text:p text:style-name="P51"/>
      <text:p text:style-name="P51">#hide c(X).</text:p>
      <text:p text:style-name="P51">#hide v(X).</text:p>
      <text:p text:style-name="P33"/>
      <text:p text:style-name="P33">Third and fourth lines:</text:p>
      <text:list xml:id="list5693424374901665623" text:style-name="L23">
        <text:list-item>
          <text:p text:style-name="P34">X is a global variable</text:p>
        </text:list-item>
        <text:list-item>
          <text:p text:style-name="P34">C is a local variable inside that set.</text:p>
        </text:list-item>
        <text:list-item>
          <text:p text:style-name="P34">If v(X) is true, then exactly one element in the set on the left hand side is true.</text:p>
        </text:list-item>
        <text:list-item>
          <text:p text:style-name="P34">This is equivalent to:</text:p>
          <text:list>
            <text:list-item>
              <text:p text:style-name="P55"><text:span text:style-name="T27">1 { col(1, C) : c(C) } 1 :- v(1).</text:span><text:span text:style-name="T28"><text:line-break/></text:span><text:span text:style-name="T27">1 { col(2, C) : c(C) } 1 :- v(2).<text:line-break/>1 { col(3, C) : c(C) } 1 :- v(3).</text:span></text:p>
            </text:list-item>
          </text:list>
        </text:list-item>
        <text:list-item>
          <text:p text:style-name="P34">We can also write it as:</text:p>
          <text:list>
            <text:list-item>
              <text:p text:style-name="P55"><text:span text:style-name="T27">1 { col(1, red), col(1, blue), col(1, green) } 1 :- v(1).</text:span><text:span text:style-name="T28"><text:line-break/></text:span><text:span text:style-name="T27">1 { col(2, red), col(2, blue), col(2, green) } 1 :- v(2).<text:line-break/>1 { col(3, red), col(3, blue), col(3, green) } 1 :- v(3).</text:span></text:p>
            </text:list-item>
          </text:list>
        </text:list-item>
      </text:list>
      <text:p text:style-name="P33"/>
      <text:p text:style-name="P16"><text:span text:style-name="T28">Without the fourth line, we will have 3</text:span><text:span text:style-name="T15">3</text:span><text:span text:style-name="T28"> answer sets.</text:span></text:p>
      <text:p text:style-name="P33">Without the fourth line, then each vertex has a single color, but they don't all have to be different colors.</text:p>
      <text:p text:style-name="P33"/>
      <text:p text:style-name="P33">With the fourth line, we get 3! answer sets. ???</text:p>
      <text:p text:style-name="P33"/>
      <text:p text:style-name="P33">???</text:p>
      <text:p text:style-name="P75"/>
      <text:p text:style-name="P33"/>
      <text:p text:style-name="P33">Muppet example:</text:p>
      <text:p text:style-name="P33"/>
      <text:p text:style-name="P33">Three muppets are going to their favorite amusement park. They each take a different mode of transportation to get there (bike, car or bus). They also each go to a different park. Here are the conditions we are given:</text:p>
      <text:list xml:id="list4672464624265592738" text:style-name="L24">
        <text:list-item>
          <text:p text:style-name="P35">Kermit went to Disneyland.</text:p>
        </text:list-item>
        <text:list-item>
          <text:p text:style-name="P35">The muppet who went to Marineworld got there by bike.</text:p>
        </text:list-item>
        <text:list-item>
          <text:p text:style-name="P35"><text:soft-page-break/>Miss Piggy went by car.</text:p>
        </text:list-item>
        <text:list-item>
          <text:p text:style-name="P35">Fozzie Bear did not use the bus.</text:p>
        </text:list-item>
        <text:list-item>
          <text:p text:style-name="P35">One of the muppets went to Magic Mountain</text:p>
        </text:list-item>
      </text:list>
      <text:p text:style-name="P33"/>
      <text:p text:style-name="P51">%Muppets: Kermit, Miss Piggy, Fozzie Bear</text:p>
      <text:p text:style-name="P51">%Ride: bike, car, bus</text:p>
      <text:p text:style-name="P51">%Parks: DisneyLand, Marine World, Magic Mountain:</text:p>
      <text:p text:style-name="P51">%wentto(X, Y).</text:p>
      <text:p text:style-name="P51">%used(X, Y).</text:p>
      <text:p text:style-name="P51"/>
      <text:p text:style-name="P51">muppets(kermit; piggy; fozzie).</text:p>
      <text:p text:style-name="P51">rides(bike; car; bus).</text:p>
      <text:p text:style-name="P51">parks(disney; marine; magic).</text:p>
      <text:p text:style-name="P51"/>
      <text:p text:style-name="P51">%Each muppet used exactly one ride.</text:p>
      <text:p text:style-name="P51">1 {used(X, Y) : rides(Y)} 1 :- muppets(X).</text:p>
      <text:p text:style-name="P51"/>
      <text:p text:style-name="P51">%Each muppet went to exactly one park.</text:p>
      <text:p text:style-name="P51">1 {wentto(X,Y) : parks(Y)} 1 :- muppets(X).</text:p>
      <text:p text:style-name="P51"/>
      <text:p text:style-name="P51">%Each ride was used by exactly one muppet.</text:p>
      <text:p text:style-name="P51">1 {used(X,Y) : muppets(X)} 1 :- rides(Y).</text:p>
      <text:p text:style-name="P51"/>
      <text:p text:style-name="P51">%Each park was visited by exactly one muppet.</text:p>
      <text:p text:style-name="P51">1 {wentto(X,Y) : muppets(X)} 1 :- parks(Y).</text:p>
      <text:p text:style-name="P16"/>
      <text:p text:style-name="P33">---</text:p>
      <text:p text:style-name="P33">Note (interesting point):</text:p>
      <text:p text:style-name="P33"/>
      <table:table table:name="Table2" table:style-name="Table2">
        <table:table-column table:style-name="Table2.A" table:number-columns-repeated="3"/>
        <table:table-row>
          <table:table-cell table:style-name="Table2.A1" office:value-type="string">
            <text:p text:style-name="P25">Muppet</text:p>
          </table:table-cell>
          <table:table-cell table:style-name="Table2.A1" office:value-type="string">
            <text:p text:style-name="P25">Rides</text:p>
          </table:table-cell>
          <table:table-cell table:style-name="Table2.C1" office:value-type="string">
            <text:p text:style-name="P25">Park</text:p>
          </table:table-cell>
        </table:table-row>
        <table:table-row>
          <table:table-cell table:style-name="Table2.A2" office:value-type="string">
            <text:p text:style-name="P25"/>
          </table:table-cell>
          <table:table-cell table:style-name="Table2.A2" office:value-type="string">
            <text:p text:style-name="P25"/>
          </table:table-cell>
          <table:table-cell table:style-name="Table2.C2" office:value-type="string">
            <text:p text:style-name="P25"/>
          </table:table-cell>
        </table:table-row>
        <table:table-row>
          <table:table-cell table:style-name="Table2.A2" office:value-type="string">
            <text:p text:style-name="P25"/>
          </table:table-cell>
          <table:table-cell table:style-name="Table2.A2" office:value-type="string">
            <text:p text:style-name="P25"/>
          </table:table-cell>
          <table:table-cell table:style-name="Table2.C2" office:value-type="string">
            <text:p text:style-name="P25"/>
          </table:table-cell>
        </table:table-row>
        <table:table-row>
          <table:table-cell table:style-name="Table2.A2" office:value-type="string">
            <text:p text:style-name="P25"/>
          </table:table-cell>
          <table:table-cell table:style-name="Table2.A2" office:value-type="string">
            <text:p text:style-name="P25"/>
          </table:table-cell>
          <table:table-cell table:style-name="Table2.C2" office:value-type="string">
            <text:p text:style-name="P25"/>
          </table:table-cell>
        </table:table-row>
        <table:table-row>
          <table:table-cell table:style-name="Table2.A2" office:value-type="string">
            <text:p text:style-name="P25"/>
          </table:table-cell>
          <table:table-cell table:style-name="Table2.A2" office:value-type="string">
            <text:p text:style-name="P25"/>
          </table:table-cell>
          <table:table-cell table:style-name="Table2.C2" office:value-type="string">
            <text:p text:style-name="P25"/>
          </table:table-cell>
        </table:table-row>
      </table:table>
      <text:p text:style-name="P19"><text:span text:style-name="T27">Suppose we have p(X, Y, Z), then we could have 2</text:span><text:span text:style-name="T10">27</text:span><text:span text:style-name="T27"> possibilities.</text:span></text:p>
      <text:p text:style-name="P19"><text:span text:style-name="T27">Trick is to keep one as the anchor (muppets in this case) and we get 2</text:span><text:span text:style-name="T10">9</text:span><text:span text:style-name="T27"> </text:span><text:span text:style-name="T38">×</text:span><text:span text:style-name="T27"> 2</text:span><text:span text:style-name="T10">9</text:span><text:span text:style-name="T27"> possibilities.</text:span></text:p>
      <text:p text:style-name="P33">End note:</text:p>
      <text:p text:style-name="P33">---<text:line-break/></text:p>
      <text:p text:style-name="P33">If we run this by itself, we get way too many possibilities. So we use the constraints given in the puzzle:</text:p>
      <text:p text:style-name="P33"/>
      <text:p text:style-name="P51">:- not wentto(kermit, disney).</text:p>
      <text:p text:style-name="P51">:- muppets(X), wentto(X, marine), not used(X, bike).</text:p>
      <text:p text:style-name="P51">:- not used(piggy, car).</text:p>
      <text:p text:style-name="P51">:- used(fozzie, bus).</text:p>
      <text:p text:style-name="P51"/>
      <text:p text:style-name="P51"><text:soft-page-break/>#hide muppets(X).</text:p>
      <text:p text:style-name="P51">#hide rides(X).</text:p>
      <text:p text:style-name="P51">#hide parks(X).</text:p>
      <text:p text:style-name="P51"/>
      <text:p text:style-name="P33">Piggy: Car, </text:p>
      <text:p text:style-name="P33">Fozzie: Bike,</text:p>
      <text:p text:style-name="P33">Kermit: Bus, </text:p>
      <text:p text:style-name="P33"/>
      <text:p text:style-name="P20">Facts vs. Constraints<text:span text:style-name="T1">:</text:span></text:p>
      <text:p text:style-name="P19"/>
      <text:p text:style-name="P19">Fact:</text:p>
      <text:p text:style-name="P16">wentto(kermit, disney).</text:p>
      <text:p text:style-name="P19"/>
      <text:p text:style-name="P19">Constraint:</text:p>
      <text:p text:style-name="P16">:- not wentto(kermit, disney).</text:p>
      <text:p text:style-name="P19"/>
      <text:p text:style-name="P19">Example:</text:p>
      <text:p text:style-name="P19"/>
      <text:p text:style-name="P19">If we have:</text:p>
      <text:p text:style-name="P19"/>
      <text:p text:style-name="P19"/>
      <text:p text:style-name="P16">1 {a, b} 1.</text:p>
      <text:p text:style-name="P16">p :- a.</text:p>
      <text:p text:style-name="P16">q :- b.</text:p>
      <text:p text:style-name="P16"/>
      <text:p text:style-name="P19">Answer set:</text:p>
      <text:list xml:id="list5888655617352216664" text:style-name="L25">
        <text:list-item>
          <text:p text:style-name="P56">a, p</text:p>
        </text:list-item>
        <text:list-item>
          <text:p text:style-name="P56">b, q</text:p>
        </text:list-item>
      </text:list>
      <text:p text:style-name="P16"/>
      <text:p text:style-name="P19">Add a fact:</text:p>
      <text:p text:style-name="P19"/>
      <text:p text:style-name="P16">1 {a, b} 1.</text:p>
      <text:p text:style-name="P16">p :- a.</text:p>
      <text:p text:style-name="P16">q :- b.</text:p>
      <text:p text:style-name="P16"/>
      <text:p text:style-name="P16">p.</text:p>
      <text:p text:style-name="P19"/>
      <text:p text:style-name="P19">Answer sets:</text:p>
      <text:list xml:id="list2658435704129384798" text:style-name="L26">
        <text:list-item>
          <text:p text:style-name="P65">p, a</text:p>
        </text:list-item>
        <text:list-item>
          <text:p text:style-name="P65">p, b, q</text:p>
        </text:list-item>
      </text:list>
      <text:p text:style-name="P19"/>
      <text:p text:style-name="P16">1 {a, b} 1.</text:p>
      <text:p text:style-name="P16">p :- a.</text:p>
      <text:p text:style-name="P16">q :- b.</text:p>
      <text:p text:style-name="P16"/>
      <text:p text:style-name="P16">:- p.</text:p>
      <text:p text:style-name="P19"/>
      <text:p text:style-name="P19">Answer set: a, p.</text:p>
      <text:p text:style-name="P19"/>
      <text:p text:style-name="P19"><text:soft-page-break/>For the second, it just adds an element to the anser set where p would not otherwise be true.</text:p>
      <text:p text:style-name="P19">For the third one, we throw away sets where p is not true.</text:p>
      <text:p text:style-name="P16"/>
      <text:p text:style-name="P20">Quiz and/or Final Exam Note: This is an example that might be used on test!!!</text:p>
      <text:p text:style-name="P20">What is the difference? What happens?</text:p>
      <text:p text:style-name="P19"/>
      <text:p text:style-name="P19"/>
      <text:p text:style-name="P23">Thursday</text:p>
      <text:p text:style-name="P13">Week 12</text:p>
      <text:p text:style-name="P13">4-6-17</text:p>
      <text:p text:style-name="P66"/>
      <text:p text:style-name="P16">p(a;b;c).</text:p>
      <text:p text:style-name="P16">0 {q(X)} 1 :- p(X).</text:p>
      <text:p text:style-name="P19"/>
      <text:p text:style-name="P19">Head, body. “0 {q(X)} 1 :- p(X)” is like three rules.</text:p>
      <text:p text:style-name="P19"/>
      <text:p text:style-name="P16">0 {q(X)} 1 :- p(a)</text:p>
      <text:p text:style-name="P16">0 {q(X)} 1 :- p(b)</text:p>
      <text:p text:style-name="P16">0 {q(X)} 1 :- p(c)</text:p>
      <text:p text:style-name="P16"/>
      <text:p text:style-name="P19">Four</text:p>
      <text:p text:style-name="P19"/>
      <text:p text:style-name="P19">b,1; a,1</text:p>
      <text:p text:style-name="P19">b,1; b,2</text:p>
      <text:p text:style-name="P19">a</text:p>
      <text:p text:style-name="P19"/>
      <text:p text:style-name="P76"/>
      <text:p text:style-name="P19"/>
      <text:p text:style-name="P19">How to use Clingo:</text:p>
      <text:p text:style-name="P19"/>
      <text:p text:style-name="P19">Go to Clingo directory, create a (text) file.</text:p>
      <text:p text:style-name="P19">Go to that directory in bash</text:p>
      <text:p text:style-name="P19"/>
      <text:p text:style-name="P16">./clingo cons1.txt 0</text:p>
      <text:p text:style-name="P16"><text:span text:style-name="T42">0 gives all answer sets,</text:span></text:p>
      <text:p text:style-name="P16"><text:span text:style-name="T42">1 gives one answer set, 2 gives two answer sets, etc.</text:span></text:p>
      <text:p text:style-name="P77"><text:span text:style-name="T42"/></text:p>
      <text:p text:style-name="P16"><text:span text:style-name="T42"/></text:p>
      <text:p text:style-name="P16"><text:span text:style-name="T42"/></text:p>
      <text:p text:style-name="P16"><text:span text:style-name="T42">SEE PHOTOS FOR SLIDES</text:span></text:p>
      <text:p text:style-name="P16"><text:span text:style-name="T42">Slide 64:</text:span></text:p>
      <text:p text:style-name="P16">block(b1;b2;b3;b4).</text:p>
      <text:p text:style-name="P16">color(b1,blue).</text:p>
      <text:p text:style-name="P16">color(b2,red).</text:p>
      <text:p text:style-name="P16">color(b3,blue).</text:p>
      <text:p text:style-name="P16">color(b4,red).</text:p>
      <text:p text:style-name="P16"/>
      <text:p text:style-name="P16">ontable(b1).</text:p>
      <text:p text:style-name="P16">ontable(b3).</text:p>
      <text:p text:style-name="P19">Q1: Write a rule to determine if there's a blue block on the table.</text:p>
      <text:p text:style-name="P16">ans1(yes) :- ontable(X), color(X,blue).</text:p>
      <text:p text:style-name="P16"/>
      <text:p text:style-name="P19">Q2: List all the blocks on the table that are blue in color. (added after photo)</text:p>
      <text:p text:style-name="P19"/>
      <text:p text:style-name="P16">ans2(X) :- ontable(X), color(X,blue).</text:p>
      <text:p text:style-name="P19"/>
      <text:p text:style-name="P19"><text:soft-page-break/>Q3: Write rules to determine if all the blocks on the table are blue.</text:p>
      <text:p text:style-name="P19"/>
      <text:p text:style-name="P16">ans(no) :- ontable(X), not color(X,blue).</text:p>
      <text:p text:style-name="P16">ans(yes) :- not ans(no).</text:p>
      <text:p text:style-name="P16"><text:span text:style-name="T42"/></text:p>
      <text:p text:style-name="P16"><text:span text:style-name="T42">To test, add another block to the table:</text:span></text:p>
      <text:p text:style-name="P16"><text:span text:style-name="T42"/></text:p>
      <text:p text:style-name="P16">block(b1;b2;b3;b4).</text:p>
      <text:p text:style-name="P16">color(b1,blue).</text:p>
      <text:p text:style-name="P16">color(b2,red).</text:p>
      <text:p text:style-name="P16">color(b3,blue).</text:p>
      <text:p text:style-name="P16">color(b4,red).</text:p>
      <text:p text:style-name="P16"/>
      <text:p text:style-name="P16">ontable(b1).</text:p>
      <text:p text:style-name="P72">ontable(b2).</text:p>
      <text:p text:style-name="P16">ontable(b3).</text:p>
      <text:p text:style-name="P16"/>
      <text:p text:style-name="P16">ans(no) :- ontable(X), not color(X,blue).</text:p>
      <text:p text:style-name="P16">ans(yes) :- not ans(no).</text:p>
      <text:p text:style-name="P16"><text:span text:style-name="T42"/></text:p>
      <text:p text:style-name="P16"><text:span text:style-name="T42">We are saying ∀x p(X) = ~∃ x not p(X).</text:span></text:p>
      <text:p text:style-name="P16"><text:span text:style-name="T42"/></text:p>
      <text:p text:style-name="P16"><text:span text:style-name="T42"/></text:p>
      <text:p text:style-name="P16"><text:span text:style-name="T42">We cannot write</text:span></text:p>
      <text:p text:style-name="P16">ans(x)<text:span text:style-name="T42"> :- ∀ X something.</text:span></text:p>
      <text:p text:style-name="P16"><text:span text:style-name="T42"/></text:p>
      <text:p text:style-name="P16"><text:span text:style-name="T42">Next slide</text:span></text:p>
      <text:p text:style-name="P16"><text:span text:style-name="T42"/></text:p>
      <text:p text:style-name="P16"><text:span text:style-name="T42">Next slide (took two pictures): </text:span><text:span text:style-name="T46">Use of “not” and quantifier scope</text:span></text:p>
      <text:p text:style-name="P16"><text:span text:style-name="T42"/></text:p>
      <text:p text:style-name="P16">app(a;b;c).</text:p>
      <text:p text:style-name="P16">%a, b, c are applicants</text:p>
      <text:p text:style-name="P16"/>
      <text:p text:style-name="P16">hclass(d;e;f).</text:p>
      <text:p text:style-name="P16">%d, e, f are honors classes</text:p>
      <text:p text:style-name="P16"/>
      <text:p text:style-name="P16">took(a, d).</text:p>
      <text:p text:style-name="P16">took(a, e).</text:p>
      <text:p text:style-name="P16">took(a, f).</text:p>
      <text:p text:style-name="P16">took(b, d).</text:p>
      <text:p text:style-name="P16">took(b, e).</text:p>
      <text:p text:style-name="P16">%took(X,Y) means X took class Y.</text:p>
      <text:p text:style-name="P16"/>
      <text:p text:style-name="P16"><text:span text:style-name="T42">Write a program such that applicants are refused admission if they have not taken at least one honors class.</text:span></text:p>
      <text:p text:style-name="P16"/>
      <text:p text:style-name="P16">accept(X) :- app(X), hclass(Y), took(X, Y).</text:p>
      <text:p text:style-name="P16">refuse(X) :- app(X), not accept(X).</text:p>
      <text:p text:style-name="P16"/>
      <text:p text:style-name="P16"><text:soft-page-break/><text:span text:style-name="T42"/></text:p>
      <text:p text:style-name="P16"><text:span text:style-name="T42">Variable in not part is saved if it's put in another predicate that is ???positive???</text:span></text:p>
      <text:p text:style-name="P16"><text:span text:style-name="T42">Example:</text:span></text:p>
      <text:p text:style-name="P16"><text:span text:style-name="T42"/></text:p>
      <text:p text:style-name="P16"><text:span text:style-name="T42">That's why app(X) is in second part. Otherwise, syntax error.</text:span></text:p>
      <text:p text:style-name="P16"><text:span text:style-name="T42"/></text:p>
      <text:p text:style-name="P16"><text:span text:style-name="T42">Alternate solution:</text:span></text:p>
      <text:p text:style-name="P16"><text:span text:style-name="T42"/></text:p>
      <text:p text:style-name="P16">tookhonors(X) :- app(X), hclass(Y), took(X, Y).</text:p>
      <text:p text:style-name="P16">refuse(X) :- app(X), not tookHonors(X).</text:p>
      <text:p text:style-name="P16"><text:span text:style-name="T42"/></text:p>
      <text:p text:style-name="P16"><text:span text:style-name="T42">This is same solution, different variables. The “meaning” of the rules changes because of the name.</text:span></text:p>
      <text:p text:style-name="P16"><text:span text:style-name="T42"/></text:p>
      <text:p text:style-name="P16"><text:span text:style-name="T42">It's safer to subrtract from predicate with same arity (???).</text:span></text:p>
      <text:p text:style-name="P16"><text:span text:style-name="T42"/></text:p>
      <text:p text:style-name="P16"><text:span text:style-name="T46">FINAL EXAM NOTE:</text:span><text:span text:style-name="T42"> Quizzes will have questions of this kind, where we are given facts and have to write rules.</text:span></text:p>
      <text:p text:style-name="P77"><text:span text:style-name="T42"/></text:p>
      <text:p text:style-name="P16"><text:span text:style-name="T42"/></text:p>
      <text:p text:style-name="P16"><text:span text:style-name="T42">Placing queens on a chessboard.</text:span></text:p>
      <text:p text:style-name="P16"><text:span text:style-name="T42"/></text:p>
      <table:table table:name="Table3" table:style-name="Table3">
        <table:table-column table:style-name="Table3.A" table:number-columns-repeated="4"/>
        <table:table-row>
          <table:table-cell table:style-name="Table3.A1" office:value-type="string">
            <text:p text:style-name="P25"/>
          </table:table-cell>
          <table:table-cell table:style-name="Table3.A1" office:value-type="string">
            <text:p text:style-name="P25"/>
          </table:table-cell>
          <table:table-cell table:style-name="Table3.A1" office:value-type="string">
            <text:p text:style-name="P25">Q</text:p>
          </table:table-cell>
          <table:table-cell table:style-name="Table3.D1" office:value-type="string">
            <text:p text:style-name="P25"/>
          </table:table-cell>
        </table:table-row>
        <table:table-row>
          <table:table-cell table:style-name="Table3.A2" office:value-type="string">
            <text:p text:style-name="P25">Q</text:p>
          </table:table-cell>
          <table:table-cell table:style-name="Table3.A2" office:value-type="string">
            <text:p text:style-name="P25"/>
          </table:table-cell>
          <table:table-cell table:style-name="Table3.A2" office:value-type="string">
            <text:p text:style-name="P25"/>
          </table:table-cell>
          <table:table-cell table:style-name="Table3.D2" office:value-type="string">
            <text:p text:style-name="P25"/>
          </table:table-cell>
        </table:table-row>
        <table:table-row>
          <table:table-cell table:style-name="Table3.A2" office:value-type="string">
            <text:p text:style-name="P25"/>
          </table:table-cell>
          <table:table-cell table:style-name="Table3.A2" office:value-type="string">
            <text:p text:style-name="P25"/>
          </table:table-cell>
          <table:table-cell table:style-name="Table3.A2" office:value-type="string">
            <text:p text:style-name="P25"/>
          </table:table-cell>
          <table:table-cell table:style-name="Table3.D2" office:value-type="string">
            <text:p text:style-name="P25">Q</text:p>
          </table:table-cell>
        </table:table-row>
        <table:table-row>
          <table:table-cell table:style-name="Table3.A2" office:value-type="string">
            <text:p text:style-name="P25"/>
          </table:table-cell>
          <table:table-cell table:style-name="Table3.A2" office:value-type="string">
            <text:p text:style-name="P25">Q</text:p>
          </table:table-cell>
          <table:table-cell table:style-name="Table3.A2" office:value-type="string">
            <text:p text:style-name="P25"/>
          </table:table-cell>
          <table:table-cell table:style-name="Table3.D2" office:value-type="string">
            <text:p text:style-name="P25"/>
          </table:table-cell>
        </table:table-row>
      </table:table>
      <text:p text:style-name="P16"><text:span text:style-name="T42"/></text:p>
      <text:p text:style-name="P16">row(1...4).</text:p>
      <text:p text:style-name="P16">col(1...4).</text:p>
      <text:p text:style-name="P16"/>
      <text:p text:style-name="P19">Note: This is same as <text:span text:style-name="T44">row(1;2;3;4)</text:span> and <text:span text:style-name="T44">col(1;2;3;4)</text:span>.</text:p>
      <text:p text:style-name="P19"><text:span text:style-name="T42"/></text:p>
      <text:p text:style-name="P19">Predicate is defined: queen(X,Y) – there is a queen in row X and col Y.</text:p>
      <text:p text:style-name="P19">Best to define predicate before coding.</text:p>
      <text:p text:style-name="P19"/>
      <text:p text:style-name="P19">One (not so great) way:</text:p>
      <text:p text:style-name="P19"/>
      <text:p text:style-name="P16">0 { queen(X, Y) } 1 :- row(X), col(Y).</text:p>
      <text:p text:style-name="P16"><text:span text:style-name="T42">This will have 2</text:span><text:span text:style-name="T15">16</text:span><text:span text:style-name="T28"> answer sets, so we need to eliminate the ones which are bad.</text:span></text:p>
      <text:p text:style-name="P16"><text:span text:style-name="T28">(this is similar to quiz)</text:span></text:p>
      <text:p text:style-name="P16"><text:span text:style-name="T28"/></text:p>
      <text:p text:style-name="P19">If we do:</text:p>
      <text:p text:style-name="P16">row(1...2).</text:p>
      <text:p text:style-name="P16">col(1...2).</text:p>
      <text:p text:style-name="P19">This is 2<text:span text:style-name="T10">4</text:span><text:span text:style-name="T27"> answer sets.</text:span></text:p>
      <text:p text:style-name="P16">row(1...3).</text:p>
      <text:p text:style-name="P16"><text:span text:style-name="T27">col(1...3).</text:span></text:p>
      <text:p text:style-name="P19"><text:span text:style-name="T27">This is 2</text:span><text:span text:style-name="T10">9</text:span><text:span text:style-name="T27"> answer sets.</text:span></text:p>
      <text:p text:style-name="P19"><text:soft-page-break/><text:span text:style-name="T27"/></text:p>
      <text:p text:style-name="P19"><text:span text:style-name="T27">In short, </text:span></text:p>
      <text:p text:style-name="P16"><text:span text:style-name="T27">row(1...w).</text:span></text:p>
      <text:p text:style-name="P16"><text:span text:style-name="T27">col(1...z).</text:span></text:p>
      <text:p text:style-name="P16"><text:span text:style-name="T28"/></text:p>
      <text:p text:style-name="P16"><text:span text:style-name="T28">results in 2</text:span><text:span text:style-name="T15">w </text:span><text:span text:style-name="T18">×</text:span><text:span text:style-name="T15"> z</text:span><text:span text:style-name="T28"> possible solutions.</text:span></text:p>
      <text:p text:style-name="P19"><text:span text:style-name="T27"/></text:p>
      <text:p text:style-name="P19"><text:span text:style-name="T27">Continuing on:</text:span></text:p>
      <text:p text:style-name="P19"><text:span text:style-name="T27"/></text:p>
      <text:p text:style-name="P16"><text:span text:style-name="T27">0 { queen(X, Y) } 1 :- row(X), col(Y).</text:span></text:p>
      <text:p text:style-name="P16"><text:span text:style-name="T27"/></text:p>
      <text:p text:style-name="P16"><text:span text:style-name="T27">:- row(X), row(XX), col(Y), queen(X,Y), queen(XX,Y), X !- XX</text:span></text:p>
      <text:p text:style-name="P16"><text:span text:style-name="T27"/></text:p>
      <text:p text:style-name="P19"><text:span text:style-name="T27">Eliminate cases where there's a queen in the same column.</text:span></text:p>
      <text:p text:style-name="P19"><text:span text:style-name="T27"/></text:p>
      <text:p text:style-name="P16"><text:span text:style-name="T27">:- col(Y), col(YY), row(X), queen(X,Y), queen(X,YY), Y !- YY</text:span></text:p>
      <text:p text:style-name="P16"><text:span text:style-name="T28"/></text:p>
      <text:p text:style-name="P16"><text:span text:style-name="T28">Eliminate cases with a queen in same row.</text:span></text:p>
      <text:p text:style-name="P16"><text:span text:style-name="T28"/></text:p>
      <text:p text:style-name="P16"><text:span text:style-name="T28">This makes it so they can't attack each other diagonally.</text:span></text:p>
      <text:p text:style-name="P16"><text:span text:style-name="T28"/></text:p>
      <text:p text:style-name="P16"><text:span text:style-name="T27">:- row(X), row(XX), col(Y), col(YY), queen(X, Y), queen(XX, YY), X != XX, Y != YY, abs(X – XX) == abs(Y – YY).</text:span></text:p>
      <text:p text:style-name="P16"><text:span text:style-name="T28"/></text:p>
      <text:p text:style-name="P16"><text:span text:style-name="T28">Now we want to make sure there's at least one queen.</text:span></text:p>
      <text:p text:style-name="P16"><text:span text:style-name="T28"/></text:p>
      <text:p text:style-name="P16"><text:span text:style-name="T28">Either count the queens on the board, or make sure each row or column has a queen.</text:span></text:p>
      <text:p text:style-name="P16"><text:span text:style-name="T28"/></text:p>
      <text:p text:style-name="P16"><text:span text:style-name="T27">hasqueen(X) :- row(X), col(Y), queen(X, Y).</text:span></text:p>
      <text:p text:style-name="P16"><text:span text:style-name="T27">:- row(X), not hasqueen.</text:span></text:p>
      <text:p text:style-name="P16"><text:span text:style-name="T28"/></text:p>
      <text:p text:style-name="P16"><text:span text:style-name="T27">#hide row(X).</text:span></text:p>
      <text:p text:style-name="P16"><text:span text:style-name="T27">#hide col(X).</text:span></text:p>
      <text:p text:style-name="P16"><text:span text:style-name="T27">#hide hasqueen(X,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14T15:59:02.16</meta:creation-date>
    <dc:date>2017-04-06T17:45:51.88</dc:date>
    <meta:editing-duration>P2DT8H42M29S</meta:editing-duration>
    <meta:editing-cycles>78</meta:editing-cycles>
    <meta:generator>OpenOffice/4.1.1$Win32 OpenOffice.org_project/411m6$Build-9775</meta:generator>
    <meta:document-statistic meta:table-count="3" meta:image-count="0" meta:object-count="0" meta:page-count="30" meta:paragraph-count="825" meta:word-count="5385" meta:character-count="26801"/>
  </office:meta>
</office:document-meta>
</file>